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HelveticaNeue" svg:font-family="HelveticaNeue"/>
    <style:font-face style:name="HelveticaNeue-Bold" svg:font-family="HelveticaNeue-Bold"/>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5.396cm"/>
    </style:style>
    <style:style style:name="co2" style:family="table-column">
      <style:table-column-properties fo:break-before="auto" style:column-width="3.918cm"/>
    </style:style>
    <style:style style:name="co3" style:family="table-column">
      <style:table-column-properties fo:break-before="auto" style:column-width="2.799cm"/>
    </style:style>
    <style:style style:name="co4" style:family="table-column">
      <style:table-column-properties fo:break-before="auto" style:column-width="6.558cm"/>
    </style:style>
    <style:style style:name="co5" style:family="table-column">
      <style:table-column-properties fo:break-before="auto" style:column-width="5.507cm"/>
    </style:style>
    <style:style style:name="co6" style:family="table-column">
      <style:table-column-properties fo:break-before="auto" style:column-width="5.563cm"/>
    </style:style>
    <style:style style:name="co7" style:family="table-column">
      <style:table-column-properties fo:break-before="auto" style:column-width="5.223cm"/>
    </style:style>
    <style:style style:name="co8" style:family="table-column">
      <style:table-column-properties fo:break-before="auto" style:column-width="4.792cm"/>
    </style:style>
    <style:style style:name="co9" style:family="table-column">
      <style:table-column-properties fo:break-before="auto" style:column-width="11.084cm"/>
    </style:style>
    <style:style style:name="co10" style:family="table-column">
      <style:table-column-properties fo:break-before="auto" style:column-width="9.941cm"/>
    </style:style>
    <style:style style:name="co11" style:family="table-column">
      <style:table-column-properties fo:break-before="auto" style:column-width="2.258cm"/>
    </style:style>
    <style:style style:name="ro1" style:family="table-row">
      <style:table-row-properties style:row-height="0.706cm" fo:break-before="auto" style:use-optimal-row-height="false"/>
    </style:style>
    <style:style style:name="ro2" style:family="table-row">
      <style:table-row-properties style:row-height="3.48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dc0bf" fo:padding="0.141cm" style:vertical-align="top"/>
      <style:text-properties fo:color="#000000" style:font-name="HelveticaNeue-Bold" fo:font-size="10pt" fo:font-weight="bold" style:font-name-asian="HelveticaNeue-Bold" style:font-size-asian="10pt" style:font-weight-asian="bold" style:font-name-complex="HelveticaNeue-Bold" style:font-size-complex="10pt" style:font-weight-complex="bold"/>
    </style:style>
    <style:style style:name="Sheet0_cell1" style:family="table-cell" style:parent-style-name="Default">
      <style:table-cell-properties fo:background-color="#dcdcdc" fo:padding="0.141cm" style:vertical-align="top"/>
      <style:text-properties fo:color="#000000" style:font-name="HelveticaNeue-Bold" fo:font-size="10pt" fo:font-weight="bold" style:font-name-asian="HelveticaNeue-Bold" style:font-size-asian="10pt" style:font-weight-asian="bold" style:font-name-complex="HelveticaNeue-Bold" style:font-size-complex="10pt" style:font-weight-complex="bold"/>
    </style:style>
    <style:style style:name="Sheet0_cell5" style:family="table-cell" style:parent-style-name="Default">
      <style:table-cell-properties fo:background-color="#dcdcdc" fo:padding="0.141cm" style:vertical-align="top"/>
      <style:text-properties fo:color="#000000" style:font-name="HelveticaNeue" fo:font-size="10pt" style:font-name-asian="HelveticaNeue" style:font-size-asian="10pt" style:font-name-complex="HelveticaNeue" style:font-size-complex="10pt"/>
    </style:style>
    <style:style style:name="Sheet0_cell2" style:family="table-cell" style:parent-style-name="Default">
      <style:table-cell-properties fo:padding="0.141cm" style:vertical-align="top"/>
      <style:text-properties fo:color="#000000" style:font-name="HelveticaNeue" fo:font-size="10pt" style:font-name-asian="HelveticaNeue" style:font-size-asian="10pt" style:font-name-complex="HelveticaNeue" style:font-size-complex="10pt"/>
    </style:style>
    <style:style style:name="Sheet0_cell3" style:family="table-cell" style:parent-style-name="Default">
      <style:table-cell-properties fo:background-color="#ff94ca" fo:padding="0.141cm" style:vertical-align="top"/>
      <style:text-properties fo:color="#000000" style:font-name="HelveticaNeue" fo:font-size="10pt" style:font-name-asian="HelveticaNeue" style:font-size-asian="10pt" style:font-name-complex="HelveticaNeue" style:font-size-complex="10pt"/>
    </style:style>
    <style:style style:name="T1" style:family="text">
      <style:text-properties fo:color="#000000" style:font-name="HelveticaNeue" fo:font-size="10pt" fo:font-weight="bold" fo:letter-spacing="normal" style:font-name-asian="HelveticaNeue" style:font-name-complex="HelveticaNeue" style:font-size-asian="10pt" style:font-size-complex="10pt" style:font-weight-asian="bold" style:font-weight-complex="bold"/>
    </style:style>
    <style:style style:name="T2" style:family="text">
      <style:text-properties fo:color="#000000" style:font-name="HelveticaNeue-Bold" fo:font-size="10pt" fo:font-weight="bold" fo:letter-spacing="normal" style:font-name-asian="HelveticaNeue-Bold" style:font-name-complex="HelveticaNeue-Bold" style:font-size-asian="10pt" style:font-size-complex="10pt" style:font-weight-asian="bold" style:font-weight-complex="bold"/>
    </style:style>
    <style:style style:name="T3" style:family="text">
      <style:text-properties fo:color="#000000" style:font-name="HelveticaNeue" fo:font-size="10pt" fo:letter-spacing="normal" style:font-name-asian="HelveticaNeue" style:font-name-complex="HelveticaNeue" style:font-size-asian="10pt" style:font-size-complex="10pt"/>
    </style:style>
    <style:style style:name="T4" style:family="text">
      <style:text-properties fo:color="#000000" style:font-name="HelveticaNeue" fo:font-size="13pt" fo:letter-spacing="normal" style:font-name-asian="HelveticaNeue" style:font-name-complex="HelveticaNeue" style:font-size-asian="13pt" style:font-size-complex="13pt"/>
    </style:style>
  </office:automatic-styles>
  <office:body>
    <office:spreadsheet>
      <table:calculation-settings table:use-regular-expressions="false" table:use-wildcards="true"/>
      <table:table table:name="Sheet1" table:style-name="ta1">
        <table:table-column table:style-name="co1" table:default-cell-style-name="Sheet0_cell1"/>
        <table:table-column table:style-name="co2" table:default-cell-style-name="Sheet0_cell2"/>
        <table:table-column table:style-name="co3" table:default-cell-style-name="Sheet0_cell2"/>
        <table:table-column table:style-name="co4" table:default-cell-style-name="Sheet0_cell2"/>
        <table:table-column table:style-name="co5" table:default-cell-style-name="Sheet0_cell2"/>
        <table:table-column table:style-name="co6" table:default-cell-style-name="Sheet0_cell2"/>
        <table:table-column table:style-name="co7" table:default-cell-style-name="Sheet0_cell2"/>
        <table:table-column table:style-name="co8" table:default-cell-style-name="Sheet0_cell2"/>
        <table:table-column table:style-name="co9" table:default-cell-style-name="Sheet0_cell2"/>
        <table:table-column table:style-name="co10" table:default-cell-style-name="Sheet0_cell2"/>
        <table:table-row table:style-name="ro1">
          <table:table-cell table:style-name="ce1" office:value-type="string" calcext:value-type="string">
            <text:p><text:span text:style-name="T1">NOM</text:span></text:p>
          </table:table-cell>
          <table:table-cell table:style-name="ce1" office:value-type="string" calcext:value-type="string">
            <text:p><text:span text:style-name="T1">TYPE</text:span></text:p>
          </table:table-cell>
          <table:table-cell table:style-name="ce1" office:value-type="string" calcext:value-type="string">
            <text:p><text:span text:style-name="T1">VILLE</text:span></text:p>
          </table:table-cell>
          <table:table-cell table:style-name="ce1" office:value-type="string" calcext:value-type="string">
            <text:p><text:span text:style-name="T1">SITE INTERNET </text:span></text:p>
          </table:table-cell>
          <table:table-cell table:style-name="ce1" office:value-type="string" calcext:value-type="string">
            <text:p><text:span text:style-name="T2">MAIL</text:span></text:p>
          </table:table-cell>
          <table:table-cell table:style-name="ce1" office:value-type="string" calcext:value-type="string">
            <text:p><text:span text:style-name="T1">GIT</text:span></text:p>
          </table:table-cell>
          <table:table-cell table:style-name="ce1" office:value-type="string" calcext:value-type="string">
            <text:p><text:span text:style-name="T2">RÉSEAUX</text:span></text:p>
          </table:table-cell>
          <table:table-cell table:style-name="ce1" office:value-type="string" calcext:value-type="string">
            <text:p><text:span text:style-name="T2">LIEN RÉSEAUX</text:span></text:p>
          </table:table-cell>
          <table:table-cell table:style-name="ce1" office:value-type="string" calcext:value-type="string">
            <text:p><text:span text:style-name="T1">DESCRIPTION</text:span></text:p>
          </table:table-cell>
          <table:table-cell table:style-name="ce1" office:value-type="string" calcext:value-type="string">
            <text:p><text:span text:style-name="T2">PERSONNES IMPLIQUÉES</text:span></text:p>
          </table:table-cell>
        </table:table-row>
        <table:table-row table:style-name="ro1">
          <table:table-cell office:value-type="string" calcext:value-type="string">
            <text:p><text:span text:style-name="T1">BONJOUR MONDE</text:span></text:p>
          </table:table-cell>
          <table:table-cell office:value-type="string" calcext:value-type="string">
            <text:p><text:span text:style-name="T3">GROUPE</text:span></text:p>
          </table:table-cell>
          <table:table-cell office:value-type="string" calcext:value-type="string">
            <text:p><text:span text:style-name="T3">-</text:span></text:p>
          </table:table-cell>
          <table:table-cell office:value-type="string" calcext:value-type="string">
            <text:p><text:a xlink:href="http://bonjourmonde.net/" xlink:type="simple">http://bonjourmonde.net/</text:a></text:p>
          </table:table-cell>
          <table:table-cell office:value-type="string" calcext:value-type="string">
            <text:p><text:a xlink:href="mailto:bonjour@bonjourmonde.net" xlink:type="simple">bonjour@bonjourmonde.net</text:a></text:p>
          </table:table-cell>
          <table:table-cell office:value-type="string" calcext:value-type="string">
            <text:p><text:a xlink:href="https://gitlab.com/bonjour-monde" xlink:type="simple">https://gitlab.com/bonjour-monde</text:a></text:p>
          </table:table-cell>
          <table:table-cell office:value-type="string" calcext:value-type="string">
            <text:p><text:span text:style-name="T3">-</text:span></text:p>
          </table:table-cell>
          <table:table-cell office:value-type="string" calcext:value-type="string">
            <text:p><text:span text:style-name="T3">-</text:span></text:p>
          </table:table-cell>
          <table:table-cell office:value-type="string" calcext:value-type="string">
            <text:p><text:span text:style-name="T3">Groupe pour la recherche de procédés alternatifs dans le champ de la création graphique, menant une démarche expérimentale, ouverte et documentée, au travers d’événements et d’ateliers. </text:span></text:p>
          </table:table-cell>
          <table:table-cell office:value-type="string" calcext:value-type="string">
            <text:p><text:span text:style-name="T3">▶ Raoul Bonnaffé</text:span></text:p>
            <text:p>▶ Lucas Descroix</text:p>
            <text:p>▶ Benjamin Dumond</text:p>
            <text:p>▶ (Arman Mohtadji)</text:p>
          </table:table-cell>
        </table:table-row>
        <table:table-row table:style-name="ro1">
          <table:table-cell office:value-type="string" calcext:value-type="string">
            <text:p><text:span text:style-name="T1">BYE BYE BINARI</text:span></text:p>
          </table:table-cell>
          <table:table-cell office:value-type="string" calcext:value-type="string">
            <text:p><text:span text:style-name="T3">COLLECTIVE</text:span></text:p>
          </table:table-cell>
          <table:table-cell office:value-type="string" calcext:value-type="string">
            <text:p><text:span text:style-name="T3">BRUXELLES</text:span></text:p>
          </table:table-cell>
          <table:table-cell office:value-type="string" calcext:value-type="string">
            <text:p><text:a xlink:href="https://genderfluid.space/" xlink:type="simple">https://genderfluid.space/</text:a></text:p>
          </table:table-cell>
          <table:table-cell office:value-type="string" calcext:value-type="string">
            <text:p><text:span text:style-name="T3"><text:a xlink:href="mailto:bienvenux@genderfluid.space" xlink:type="simple">bienvenux@genderfluid.space</text:a></text:span><text:span text:style-name="T3"> </text:span></text:p>
          </table:table-cell>
          <table:table-cell office:value-type="string" calcext:value-type="string">
            <text:p><text:a xlink:href="https://gitlab.com/bye-bye-binary" xlink:type="simple">https://gitlab.com/bye-bye-binary</text:a></text:p>
          </table:table-cell>
          <table:table-cell office:value-type="string" calcext:value-type="string">
            <text:p><text:span text:style-name="T3">@bye.byebinary (INSTAGRAM)</text:span></text:p>
          </table:table-cell>
          <table:table-cell office:value-type="string" calcext:value-type="string">
            <text:p><text:a xlink:href="https://www.instagram.com/bye.byebinary/?hl=fr" xlink:type="simple">https://www.instagram.com/bye.byebinary/?hl=fr</text:a></text:p>
          </table:table-cell>
          <table:table-cell office:value-type="string" calcext:value-type="string">
            <text:p><text:span text:style-name="T3">Collective franco-belge, une expérimentation pédagogique, une communauté, un atelier de création typographique variable, un réseau, une alliance. La collective propose d’explorer de nouvelles formes graphiques et typographiques adaptées à la langue française, notamment la création de glyphes prenant pour point de départ, terrain d’expérimentation et sujet de recherche le langage et l’écriture inclusive et non-binaire.</text:span></text:p>
          </table:table-cell>
          <table:table-cell office:value-type="string" calcext:value-type="string">
            <text:p><text:span text:style-name="T3">▶ Andrea Nivière</text:span></text:p>
            <text:p>▶ Avril Avilas</text:p>
            <text:p>▶ Axelle Neveu</text:p>
            <text:p>▶ Barthélémy Cardonne</text:p>
            <text:p>▶ Camille Circlude</text:p>
            <text:p>▶ Chloé Elvezi</text:p>
            <text:p>▶ Clara Sambot</text:p>
            <text:p>▶ Enza Le Garre</text:p>
            <text:p>▶ Eugénie Bidaut</text:p>
            <text:p>▶ H. Alix Mourrier</text:p>
            <text:p>▶ Julie Patard</text:p>
            <text:p>▶ Laura Conant</text:p>
            <text:p>▶ Laure Giletti</text:p>
            <text:p>▶ Léna Salabert</text:p>
            <text:p>▶ Loraine Furter</text:p>
            <text:p>▶ Louis Garrido</text:p>
            <text:p>▶ Louise Picot</text:p>
            <text:p>▶ Ludi Loiseau</text:p>
            <text:p>▶ Mathilde Quentin</text:p>
            <text:p>▶ Nathan Laurent</text:p>
            <text:p>▶ Mariel·le Nils</text:p>
            <text:p>▶ Marouchka Payen</text:p>
            <text:p>▶ Pierre Huyghebaert</text:p>
            <text:p>▶ Quentin Lamouroux</text:p>
            <text:p>▶ Reuss Maureen Leprêtre</text:p>
            <text:p>▶ Roxanne Maillet</text:p>
            <text:p>▶ Sophie Vela</text:p>
            <text:p>▶ Tif*Félixe Kazi-Tani</text:p>
          </table:table-cell>
        </table:table-row>
        <table:table-row table:style-name="ro1">
          <table:table-cell office:value-type="string" calcext:value-type="string">
            <text:p><text:span text:style-name="T1">C LIBRE</text:span></text:p>
          </table:table-cell>
          <table:table-cell office:value-type="string" calcext:value-type="string">
            <text:p><text:span text:style-name="T3">GROUPE</text:span></text:p>
          </table:table-cell>
          <table:table-cell office:value-type="string" calcext:value-type="string">
            <text:p><text:span text:style-name="T3">-</text:span></text:p>
          </table:table-cell>
          <table:table-cell office:value-type="string" calcext:value-type="string">
            <text:p><text:a xlink:href="https://clibre.eu/" xlink:type="simple">https://clibre.eu/</text:a></text:p>
          </table:table-cell>
          <table:table-cell office:value-type="string" calcext:value-type="string">
            <text:p><text:a xlink:href="https://clibre.eu/nous-contacter" xlink:type="simple">https://clibre.eu/nous-contacter</text:a></text:p>
          </table:table-cell>
          <table:table-cell office:value-type="string" calcext:value-type="string">
            <text:p><text:span text:style-name="T3">-</text:span></text:p>
          </table:table-cell>
          <table:table-cell office:value-type="string" calcext:value-type="string">
            <text:p><text:span text:style-name="T3">-</text:span></text:p>
          </table:table-cell>
          <table:table-cell office:value-type="string" calcext:value-type="string">
            <text:p><text:span text:style-name="T3">-</text:span></text:p>
          </table:table-cell>
          <table:table-cell office:value-type="string" calcext:value-type="string">
            <text:p><text:span text:style-name="T3">Services &amp; ressources libres en ligne</text:span></text:p>
          </table:table-cell>
          <table:table-cell office:value-type="string" calcext:value-type="string">
            <text:p><text:span text:style-name="T3">-</text:span></text:p>
          </table:table-cell>
        </table:table-row>
        <table:table-row table:style-name="ro1">
          <table:table-cell office:value-type="string" calcext:value-type="string">
            <text:p><text:span text:style-name="T1">C&amp;F ÉDITIONS</text:span></text:p>
          </table:table-cell>
          <table:table-cell office:value-type="string" calcext:value-type="string">
            <text:p><text:span text:style-name="T3">MAISON D’ÉDITION </text:span></text:p>
          </table:table-cell>
          <table:table-cell office:value-type="string" calcext:value-type="string">
            <text:p><text:span text:style-name="T3">-</text:span></text:p>
          </table:table-cell>
          <table:table-cell office:value-type="string" calcext:value-type="string">
            <text:p><text:a xlink:href="https://cfeditions.com/public/" xlink:type="simple">https://cfeditions.com/public/</text:a></text:p>
          </table:table-cell>
          <table:table-cell office:value-type="string" calcext:value-type="string">
            <text:p><text:a xlink:href="https://cfeditions.com/public/index.php?a=contact" xlink:type="simple">https://cfeditions.com/public/index.php?a=contact</text:a></text:p>
          </table:table-cell>
          <table:table-cell office:value-type="string" calcext:value-type="string">
            <text:p><text:span text:style-name="T3">-</text:span></text:p>
          </table:table-cell>
          <table:table-cell office:value-type="string" calcext:value-type="string">
            <text:p><text:span text:style-name="T3">@cetfeditions (INSTAGRAM)</text:span></text:p>
          </table:table-cell>
          <table:table-cell office:value-type="string" calcext:value-type="string">
            <text:p><text:a xlink:href="https://www.instagram.com/cetfeditions/" xlink:type="simple">https://www.instagram.com/cetfeditions/</text:a></text:p>
          </table:table-cell>
          <table:table-cell office:value-type="string" calcext:value-type="string">
            <text:p><text:span text:style-name="T3">Projet éditorial est centré sur la culture numérique et sa critique </text:span></text:p>
          </table:table-cell>
          <table:table-cell office:value-type="string" calcext:value-type="string">
            <text:p><text:span text:style-name="T3">▶ Nicolas Taffin</text:span></text:p>
            <text:p>▶ Hervé Le Crosnier</text:p>
          </table:table-cell>
        </table:table-row>
        <table:table-row table:style-name="ro1">
          <table:table-cell office:value-type="string" calcext:value-type="string">
            <text:p><text:span text:style-name="T1">COLLLETTTIVO</text:span></text:p>
          </table:table-cell>
          <table:table-cell office:value-type="string" calcext:value-type="string">
            <text:p><text:span text:style-name="T3">FONDERIE</text:span></text:p>
          </table:table-cell>
          <table:table-cell office:value-type="string" calcext:value-type="string">
            <text:p><text:span text:style-name="T3">(ITALY)</text:span></text:p>
          </table:table-cell>
          <table:table-cell office:value-type="string" calcext:value-type="string">
            <text:p><text:a xlink:href="https://www.collletttivo.it/" xlink:type="simple">https://www.collletttivo.it/</text:a></text:p>
          </table:table-cell>
          <table:table-cell office:value-type="string" calcext:value-type="string">
            <text:p><text:a xlink:href="mailto:collletttivo@gmail.com" xlink:type="simple">collletttivo@gmail.com</text:a></text:p>
          </table:table-cell>
          <table:table-cell office:value-type="string" calcext:value-type="string">
            <text:p><text:span text:style-name="T3">-</text:span></text:p>
          </table:table-cell>
          <table:table-cell office:value-type="string" calcext:value-type="string">
            <text:p><text:span text:style-name="T3">@collletttivo (INSTAGRAM)</text:span></text:p>
          </table:table-cell>
          <table:table-cell office:value-type="string" calcext:value-type="string">
            <text:p><text:a xlink:href="https://www.instagram.com/collletttivo/" xlink:type="simple">https://www.instagram.com/collletttivo/</text:a></text:p>
          </table:table-cell>
          <table:table-cell office:value-type="string" calcext:value-type="string">
            <text:p><text:span text:style-name="T3">Groupe de designers en pleine expansion travaillant sur des projets typographiques et publiant occasionnellement des polices de caractères Open Source via la plateforme. L'objectif du collectif est de créer un réseau de personnes qui se mettent au défi de s'améliorer par la pratique et l'échange mutuel dans les domaines très compétitifs de la conception graphique et typographique.</text:span></text:p>
          </table:table-cell>
          <table:table-cell office:value-type="string" calcext:value-type="string">
            <text:p><text:span text:style-name="T3">▶ Luca Marsano</text:span></text:p>
            <text:p>▶ Matteo Maggi</text:p>
            <text:p>▶ Sara Lavazza</text:p>
            <text:p>▶ Benedetta Bovani</text:p>
            <text:p>▶ Nunzio Mazzaferro</text:p>
            <text:p>▶ Luigi Gorlero</text:p>
          </table:table-cell>
        </table:table-row>
        <table:table-row table:style-name="ro1">
          <table:table-cell office:value-type="string" calcext:value-type="string">
            <text:p><text:span text:style-name="T1">CONSTANT</text:span></text:p>
          </table:table-cell>
          <table:table-cell office:value-type="string" calcext:value-type="string">
            <text:p><text:span text:style-name="T3">ASSOCIATION</text:span></text:p>
          </table:table-cell>
          <table:table-cell office:value-type="string" calcext:value-type="string">
            <text:p><text:span text:style-name="T3">BRUXELLES</text:span></text:p>
          </table:table-cell>
          <table:table-cell office:value-type="string" calcext:value-type="string">
            <text:p><text:a xlink:href="https://constantvzw.org/site/?lang=en" xlink:type="simple">https://constantvzw.org/site/?lang=en</text:a></text:p>
          </table:table-cell>
          <table:table-cell office:value-type="string" calcext:value-type="string">
            <text:p><text:span text:style-name="T3">info@</text:span><text:span text:style-name="T3"><text:a xlink:href="http://constantvzw.org/" xlink:type="simple">constantvzw.org</text:a></text:span></text:p>
          </table:table-cell>
          <table:table-cell office:value-type="string" calcext:value-type="string">
            <text:p><text:span text:style-name="T3">-</text:span></text:p>
          </table:table-cell>
          <table:table-cell office:value-type="string" calcext:value-type="string">
            <text:p><text:span text:style-name="T3">-</text:span></text:p>
          </table:table-cell>
          <table:table-cell office:value-type="string" calcext:value-type="string">
            <text:p><text:span text:style-name="T3">-</text:span></text:p>
          </table:table-cell>
          <table:table-cell office:value-type="string" calcext:value-type="string">
            <text:p><text:span text:style-name="T3">Constant est une association sans but lucratif basée à Bruxelles depuis 1997 et active dans les domaines de l’art, des médias et de la technologie.</text:span></text:p>
          </table:table-cell>
          <table:table-cell office:value-type="string" calcext:value-type="string">
            <text:p><text:span text:style-name="T3">▶ Rafaella Houlstan-Hasaerts</text:span></text:p>
            <text:p>▶ Laurence Claeys</text:p>
            <text:p>▶ Valérie Cordy</text:p>
            <text:p>▶ Sévérine Dusollier</text:p>
            <text:p>▶ Pieter-Paul Mortier</text:p>
            <text:p>▶ Michel Cleempoel</text:p>
            <text:p>▶ Pierre De Jaeger</text:p>
            <text:p>▶ Denis Devos</text:p>
            <text:p>▶ Seda Guerses</text:p>
            <text:p>▶ Harrisson</text:p>
            <text:p>▶ Liesbeth Huybrechts</text:p>
            <text:p>▶ Pierre Huyghebaert</text:p>
            <text:p>▶ Just for the Record</text:p>
            <text:p>▶ Nicolas Malevé</text:p>
            <text:p>▶ An Mertens</text:p>
            <text:p>▶ Martino Morandi</text:p>
            <text:p>▶ Élodie Mugrefya</text:p>
            <text:p>▶ Michael Murtaugh</text:p>
            <text:p>▶ Peggy Pierrot</text:p>
            <text:p>▶ Kris Rutten</text:p>
            <text:p>▶ Femke Snelting</text:p>
            <text:p>▶ Wendy Van Wynsberghe</text:p>
            <text:p>▶ Peter Westenberg</text:p>
          </table:table-cell>
        </table:table-row>
        <table:table-row table:style-name="ro1">
          <table:table-cell office:value-type="string" calcext:value-type="string">
            <text:p><text:span text:style-name="T1">ÉDITIONS HYX </text:span></text:p>
          </table:table-cell>
          <table:table-cell office:value-type="string" calcext:value-type="string">
            <text:p><text:span text:style-name="T3">MAISON D’ÉDITION </text:span></text:p>
          </table:table-cell>
          <table:table-cell office:value-type="string" calcext:value-type="string">
            <text:p><text:span text:style-name="T3">ORLÉANS</text:span></text:p>
          </table:table-cell>
          <table:table-cell office:value-type="string" calcext:value-type="string">
            <text:p><text:a xlink:href="https://www.editions-hyx.com/" xlink:type="simple">https://www.editions-hyx.com/</text:a></text:p>
          </table:table-cell>
          <table:table-cell office:value-type="string" calcext:value-type="string">
            <text:p><text:a xlink:href="mailto:contact@editions-hyx.com" xlink:type="simple">contact@editions-hyx.com</text:a></text:p>
          </table:table-cell>
          <table:table-cell office:value-type="string" calcext:value-type="string">
            <text:p><text:span text:style-name="T3">-</text:span></text:p>
          </table:table-cell>
          <table:table-cell office:value-type="string" calcext:value-type="string">
            <text:p><text:span text:style-name="T3">@editionshyx (INSTAGRAM)</text:span></text:p>
          </table:table-cell>
          <table:table-cell office:value-type="string" calcext:value-type="string">
            <text:p><text:a xlink:href="https://www.instagram.com/editionshyx/" xlink:type="simple">https://www.instagram.com/editionshyx/</text:a></text:p>
          </table:table-cell>
          <table:table-cell office:value-type="string" calcext:value-type="string">
            <text:p><text:span text:style-name="T3">Maison d'édition associative entendant participer, en France et à l'international, au développement d'une édition culturelle prospective. HYX publie des ouvrages dans les domaines de l'architecture, de l'art contemporain, de la philosophie, des cultures numériques et de la littérature.</text:span></text:p>
          </table:table-cell>
          <table:table-cell office:value-type="string" calcext:value-type="string">
            <text:p><text:span text:style-name="T3">▶ Emmanuel Cyriaque</text:span></text:p>
            <text:p>▶ Olivier Buslot</text:p>
            <text:p>▶ Marc-Antoine Perdereau</text:p>
            <text:p>▶ Céline Saraïva</text:p>
            <text:p>▶ Philippe Morel</text:p>
            <text:p>▶ Yves Duranthon</text:p>
            <text:p>▶ Laurent Le Lardeux</text:p>
            <text:p>▶ Laurent Pinon</text:p>
            <text:p>▶ Quentin Aurat</text:p>
            <text:p>▶ Saïd Halbane</text:p>
            <text:p>▶ Gilles Flouret</text:p>
            <text:p>▶ Florence Launay</text:p>
          </table:table-cell>
        </table:table-row>
        <table:table-row table:style-name="ro1">
          <table:table-cell office:value-type="string" calcext:value-type="string">
            <text:p><text:span text:style-name="T1">FIG FESTIVAL</text:span></text:p>
          </table:table-cell>
          <table:table-cell office:value-type="string" calcext:value-type="string">
            <text:p><text:span text:style-name="T3">Festival de Graphisme</text:span></text:p>
          </table:table-cell>
          <table:table-cell office:value-type="string" calcext:value-type="string">
            <text:p><text:span text:style-name="T3">LIÈGE</text:span></text:p>
          </table:table-cell>
          <table:table-cell office:value-type="string" calcext:value-type="string">
            <text:p><text:a xlink:href="https://index.figliege.com/" xlink:type="simple">https://index.figliege.com/</text:a></text:p>
          </table:table-cell>
          <table:table-cell office:value-type="string" calcext:value-type="string">
            <text:p><text:a xlink:href="mailto:team@figliege.com" xlink:type="simple">team@figliege.com</text:a></text:p>
          </table:table-cell>
          <table:table-cell office:value-type="string" calcext:value-type="string">
            <text:p><text:span text:style-name="T3">-</text:span></text:p>
          </table:table-cell>
          <table:table-cell office:value-type="string" calcext:value-type="string">
            <text:p><text:span text:style-name="T3">@figliege_backup (INSTAGRAM)</text:span></text:p>
          </table:table-cell>
          <table:table-cell office:value-type="string" calcext:value-type="string">
            <text:p><text:a xlink:href="https://www.instagram.com/figliege_backup/" xlink:type="simple">https://www.instagram.com/figliege_backup/</text:a></text:p>
          </table:table-cell>
          <table:table-cell office:value-type="string" calcext:value-type="string">
            <text:p><text:span text:style-name="T3">Fig. est un festival de graphisme ayant lieu à Liège. Il propose un programme composé de conférences, d’expositions, de workshops et de tables rondes, s’adressant à un large public qui pourra y découvrir les multiples facettes du design graphique contemporain.</text:span></text:p>
          </table:table-cell>
          <table:table-cell office:value-type="string" calcext:value-type="string">
            <text:p><text:span text:style-name="T3">-</text:span></text:p>
          </table:table-cell>
        </table:table-row>
        <table:table-row table:style-name="ro1">
          <table:table-cell office:value-type="string" calcext:value-type="string">
            <text:p><text:span text:style-name="T1">FIGURES LIBRES </text:span></text:p>
          </table:table-cell>
          <table:table-cell office:value-type="string" calcext:value-type="string">
            <text:p><text:span text:style-name="T3">COLLECTIF </text:span></text:p>
          </table:table-cell>
          <table:table-cell office:value-type="string" calcext:value-type="string">
            <text:p><text:span text:style-name="T3">-</text:span></text:p>
          </table:table-cell>
          <table:table-cell office:value-type="string" calcext:value-type="string">
            <text:p><text:a xlink:href="https://figureslibres.cc/" xlink:type="simple">https://figureslibres.cc/</text:a></text:p>
          </table:table-cell>
          <table:table-cell office:value-type="string" calcext:value-type="string">
            <text:p><text:a xlink:href="mailto:bonjour@figureslibres.io" xlink:type="simple">bonjour@figureslibres.io</text:a></text:p>
          </table:table-cell>
          <table:table-cell office:value-type="string" calcext:value-type="string">
            <text:p><text:span text:style-name="T3">-</text:span></text:p>
          </table:table-cell>
          <table:table-cell office:value-type="string" calcext:value-type="string">
            <text:p><text:span text:style-name="T3">@figureslibres (INSTAGRAM)</text:span></text:p>
          </table:table-cell>
          <table:table-cell office:value-type="string" calcext:value-type="string">
            <text:p><text:a xlink:href="https://www.instagram.com/figureslibres/?hl=fr" xlink:type="simple">https://www.instagram.com/figureslibres/?hl=fr</text:a></text:p>
          </table:table-cell>
          <table:table-cell office:value-type="string" calcext:value-type="string">
            <text:p><text:span text:style-name="T3">Collectif de design graphique et interactif porteur de messages d'utilité publique, sociale et culturelle qui œuvre sur logiciels libres.</text:span></text:p>
          </table:table-cell>
          <table:table-cell office:value-type="string" calcext:value-type="string">
            <text:p><text:span text:style-name="T3">▶ Bachir Soussi-Chiadmi</text:span></text:p>
            <text:p>▶ Maud Boyer</text:p>
            <text:p>▶ Sandrine Ripoll</text:p>
            <text:p>▶ Ouidade Soussi-Chiadmi</text:p>
            <text:p>▶ Chloé Listrat </text:p>
            <text:p>▶ (Kévin Tessier)</text:p>
          </table:table-cell>
        </table:table-row>
        <table:table-row table:style-name="ro1">
          <table:table-cell office:value-type="string" calcext:value-type="string">
            <text:p><text:span text:style-name="T1">FRAMASOFT</text:span></text:p>
          </table:table-cell>
          <table:table-cell office:value-type="string" calcext:value-type="string">
            <text:p><text:span text:style-name="T3">ASSOCIATION</text:span></text:p>
          </table:table-cell>
          <table:table-cell office:value-type="string" calcext:value-type="string">
            <text:p><text:span text:style-name="T3">-</text:span></text:p>
          </table:table-cell>
          <table:table-cell office:value-type="string" calcext:value-type="string">
            <text:p><text:a xlink:href="https://framasoft.org/fr/" xlink:type="simple">https://framasoft.org/fr/</text:a></text:p>
          </table:table-cell>
          <table:table-cell office:value-type="string" calcext:value-type="string">
            <text:p><text:a xlink:href="https://contact.framasoft.org/fr/" xlink:type="simple">https://contact.framasoft.org/fr/</text:a></text:p>
          </table:table-cell>
          <table:table-cell office:value-type="string" calcext:value-type="string">
            <text:p><text:span text:style-name="T3">-</text:span></text:p>
          </table:table-cell>
          <table:table-cell office:value-type="string" calcext:value-type="string">
            <text:p><text:span text:style-name="T3">@framasoft (TWITTER)</text:span></text:p>
            <text:p>Framasoft (FACEBOOK)</text:p>
          </table:table-cell>
          <table:table-cell office:value-type="string" calcext:value-type="string">
            <text:p><text:a xlink:href="https://twitter.com/framasoft" xlink:type="simple">https://twitter.com/framasoft</text:a></text:p>
            <text:p><text:a xlink:href="https://www.facebook.com/framasoft" xlink:type="simple">https://www.facebook.com/framasoft</text:a></text:p>
          </table:table-cell>
          <table:table-cell office:value-type="string" calcext:value-type="string">
            <text:p><text:span text:style-name="T3">Réseau d'éducation populaire consacré principalement au logiciel libre.</text:span></text:p>
          </table:table-cell>
          <table:table-cell office:value-type="string" calcext:value-type="string">
            <text:p><text:span text:style-name="T3">-</text:span></text:p>
          </table:table-cell>
        </table:table-row>
        <table:table-row table:style-name="ro1">
          <table:table-cell office:value-type="string" calcext:value-type="string">
            <text:p><text:span text:style-name="T1">FREE FONT LIBRARY (LUUSE)</text:span></text:p>
          </table:table-cell>
          <table:table-cell office:value-type="string" calcext:value-type="string">
            <text:p><text:span text:style-name="T3">TYPOTHÈQUE</text:span></text:p>
          </table:table-cell>
          <table:table-cell office:value-type="string" calcext:value-type="string">
            <text:p><text:span text:style-name="T3">BRUXELLES</text:span></text:p>
          </table:table-cell>
          <table:table-cell office:value-type="string" calcext:value-type="string">
            <text:p><text:a xlink:href="https://typotheque.luuse.fun/" xlink:type="simple">https://typotheque.luuse.fun/</text:a></text:p>
          </table:table-cell>
          <table:table-cell office:value-type="string" calcext:value-type="string">
            <text:p><text:a xlink:href="mailto:contact@luuse.io" xlink:type="simple">contact@luuse.io</text:a></text:p>
          </table:table-cell>
          <table:table-cell office:value-type="string" calcext:value-type="string">
            <text:p><text:a xlink:href="https://gitlab.com/Luuse/Luuse.tools/typotheque" xlink:type="simple">https://gitlab.com/Luuse/Luuse.tools/typotheque</text:a></text:p>
          </table:table-cell>
          <table:table-cell office:value-type="string" calcext:value-type="string">
            <text:p><text:span text:style-name="T3">-</text:span></text:p>
          </table:table-cell>
          <table:table-cell office:value-type="string" calcext:value-type="string">
            <text:p><text:span text:style-name="T3">-</text:span></text:p>
          </table:table-cell>
          <table:table-cell office:value-type="string" calcext:value-type="string">
            <text:p><text:span text:style-name="T3">Une typothèque de caractères typographiques sous licence libre sélectionnés par Luuse ASBL.</text:span></text:p>
          </table:table-cell>
          <table:table-cell office:value-type="string" calcext:value-type="string">
            <text:p><text:span text:style-name="T3">LUUSE ASBL</text:span></text:p>
          </table:table-cell>
        </table:table-row>
        <table:table-row table:style-name="ro1">
          <table:table-cell office:value-type="string" calcext:value-type="string">
            <text:p><text:span text:style-name="T1">GUI</text:span></text:p>
          </table:table-cell>
          <table:table-cell office:value-type="string" calcext:value-type="string">
            <text:p><text:span text:style-name="T3">COLLECTIF </text:span></text:p>
          </table:table-cell>
          <table:table-cell office:value-type="string" calcext:value-type="string">
            <text:p><text:span text:style-name="T3">PARIS</text:span></text:p>
          </table:table-cell>
          <table:table-cell office:value-type="string" calcext:value-type="string">
            <text:p><text:a xlink:href="https://g-u-i.net/" xlink:type="simple">https://g-u-i.net/</text:a></text:p>
          </table:table-cell>
          <table:table-cell office:value-type="string" calcext:value-type="string">
            <text:p><text:a xlink:href="mailto:contact@g-u-i.net" xlink:type="simple">contact@g-u-i.net</text:a></text:p>
          </table:table-cell>
          <table:table-cell office:value-type="string" calcext:value-type="string">
            <text:p><text:span text:style-name="T3">-</text:span></text:p>
          </table:table-cell>
          <table:table-cell office:value-type="string" calcext:value-type="string">
            <text:p><text:span text:style-name="T3">@collectifgui (TWITTER)</text:span></text:p>
          </table:table-cell>
          <table:table-cell office:value-type="string" calcext:value-type="string">
            <text:p><text:a xlink:href="https://twitter.com/collectifgui" xlink:type="simple">https://twitter.com/collectifgui</text:a></text:p>
          </table:table-cell>
          <table:table-cell office:value-type="string" calcext:value-type="string">
            <text:p><text:span text:style-name="T3">Collectif qui collabore avec des institutions culturelles et des collectivités publiques, des associations, des artistes et des chercheurs en mettant en œuvre le design graphique, interactif, éditorial, in situ, méthodologique, et la performance.</text:span></text:p>
          </table:table-cell>
          <table:table-cell office:value-type="string" calcext:value-type="string">
            <text:p><text:span text:style-name="T3">▶ Nicolas Couturier</text:span></text:p>
            <text:p>▶ (Bachir Soussi-Chiadmi)</text:p>
            <text:p>▶ Sarah Garcin</text:p>
            <text:p>▶ Julien Gargot</text:p>
            <text:p>▶ Angeline Ostinelli</text:p>
            <text:p>▶ Benoît Verjat</text:p>
            <text:p>▶ Tanguy Wermelinger</text:p>
          </table:table-cell>
        </table:table-row>
        <table:table-row table:style-name="ro1">
          <table:table-cell office:value-type="string" calcext:value-type="string">
            <text:p><text:span text:style-name="T1">HACKERS &amp; DESIGNERS</text:span></text:p>
          </table:table-cell>
          <table:table-cell office:value-type="string" calcext:value-type="string">
            <text:p><text:span text:style-name="T3">COLLECTIF </text:span></text:p>
          </table:table-cell>
          <table:table-cell office:value-type="string" calcext:value-type="string">
            <text:p><text:span text:style-name="T3">AMSTERDAM</text:span></text:p>
          </table:table-cell>
          <table:table-cell office:value-type="string" calcext:value-type="string">
            <text:p><text:a xlink:href="https://hackersanddesigners.nl/" xlink:type="simple">https://hackersanddesigners.nl/</text:a></text:p>
          </table:table-cell>
          <table:table-cell office:value-type="string" calcext:value-type="string">
            <text:p><text:a xlink:href="mailto:info@hackersanddesigners.nl" xlink:type="simple">info@hackersanddesigners.nl</text:a></text:p>
          </table:table-cell>
          <table:table-cell office:value-type="string" calcext:value-type="string">
            <text:p><text:a xlink:href="https://hackersanddesigners.nl/s/Tools" xlink:type="simple">https://hackersanddesigners.nl/s/Tools</text:a></text:p>
          </table:table-cell>
          <table:table-cell office:value-type="string" calcext:value-type="string">
            <text:p><text:span text:style-name="T3">@hackersanddesigners (INSTAGRAM)</text:span></text:p>
          </table:table-cell>
          <table:table-cell office:value-type="string" calcext:value-type="string">
            <text:p><text:a xlink:href="https://www.instagram.com/hackersanddesigners/" xlink:type="simple">https://www.instagram.com/hackersanddesigners/</text:a></text:p>
          </table:table-cell>
          <table:table-cell office:value-type="string" calcext:value-type="string">
            <text:p><text:span text:style-name="T3">Initiative d'atelier à but non lucratif qui organise des activités à l'intersection de la technologie, du design et de l'art. En créant des moments partagés d'apprentissage pratique, H&amp;D stimule la collaboration entre les disciplines, la culture technologique et les différents niveaux d'expertise.</text:span></text:p>
          </table:table-cell>
          <table:table-cell office:value-type="string" calcext:value-type="string">
            <text:p><text:span text:style-name="T3">▶ </text:span><text:span text:style-name="T3"><text:a xlink:href="https://hackersanddesigners.nl/s/Collaborators" xlink:type="simple">https://hackersanddesigners.nl/s/Collaborators</text:a></text:span></text:p>
            <text:p><text:span text:style-name="T3">▶ </text:span><text:span text:style-name="T3"><text:a xlink:href="https://hackersanddesigners.nl/p/About" xlink:type="simple">https://hackersanddesigners.nl/p/About</text:a></text:span><text:span text:style-name="T3"> </text:span></text:p>
          </table:table-cell>
        </table:table-row>
        <table:table-row table:style-name="ro1">
          <table:table-cell office:value-type="string" calcext:value-type="string">
            <text:p><text:span text:style-name="T1">L’ATELIER DES CHERCHEURS</text:span></text:p>
          </table:table-cell>
          <table:table-cell office:value-type="string" calcext:value-type="string">
            <text:p><text:span text:style-name="T3">COLLECTIF </text:span></text:p>
          </table:table-cell>
          <table:table-cell office:value-type="string" calcext:value-type="string">
            <text:p><text:span text:style-name="T3">-</text:span></text:p>
          </table:table-cell>
          <table:table-cell office:value-type="string" calcext:value-type="string">
            <text:p><text:a xlink:href="https://latelier-des-chercheurs.fr/" xlink:type="simple">https://latelier-des-chercheurs.fr/</text:a></text:p>
          </table:table-cell>
          <table:table-cell office:value-type="string" calcext:value-type="string">
            <text:p><text:a xlink:href="mailto:info@latelier-des-chercheurs.fr" xlink:type="simple">info@latelier-des-chercheurs.fr</text:a></text:p>
          </table:table-cell>
          <table:table-cell office:value-type="string" calcext:value-type="string">
            <text:p><text:span text:style-name="T3">-</text:span></text:p>
          </table:table-cell>
          <table:table-cell office:value-type="string" calcext:value-type="string">
            <text:p><text:span text:style-name="T3">@latelier_cherch (TWITTER)</text:span></text:p>
          </table:table-cell>
          <table:table-cell office:value-type="string" calcext:value-type="string">
            <text:p><text:a xlink:href="https://twitter.com/latelier_cherch" xlink:type="simple">https://twitter.com/latelier_cherch</text:a></text:p>
          </table:table-cell>
          <table:table-cell office:value-type="string" calcext:value-type="string">
            <text:p><text:span text:style-name="T3">Collectif de designers engagés dans la création d’outils libres et modulaires pour transformer les manières d'apprendre et de travailler</text:span></text:p>
          </table:table-cell>
          <table:table-cell office:value-type="string" calcext:value-type="string">
            <text:p><text:span text:style-name="T3">▶ Sarah Garcin</text:span></text:p>
            <text:p>▶ Pauline Gourlet</text:p>
            <text:p>▶ Louis Eveillard </text:p>
          </table:table-cell>
        </table:table-row>
        <table:table-row table:style-name="ro1">
          <table:table-cell office:value-type="string" calcext:value-type="string">
            <text:p><text:span text:style-name="T1">LA BIBLIOTHÈQUE WEB TO PRINT </text:span></text:p>
          </table:table-cell>
          <table:table-cell office:value-type="string" calcext:value-type="string">
            <text:p><text:span text:style-name="T3">COLLECTIF </text:span></text:p>
          </table:table-cell>
          <table:table-cell office:value-type="string" calcext:value-type="string">
            <text:p><text:span text:style-name="T3">-</text:span></text:p>
          </table:table-cell>
          <table:table-cell office:value-type="string" calcext:value-type="string">
            <text:p><text:a xlink:href="http://2print.org/" xlink:type="simple">http://2print.org/</text:a></text:p>
          </table:table-cell>
          <table:table-cell office:value-type="string" calcext:value-type="string">
            <text:p><text:span text:style-name="T3">contact@2print</text:span></text:p>
          </table:table-cell>
          <table:table-cell office:value-type="string" calcext:value-type="string">
            <text:p><text:a xlink:href="https://gitlab.com/2print.org/2print" xlink:type="simple">https://gitlab.com/2print.org/2print</text:a></text:p>
          </table:table-cell>
          <table:table-cell office:value-type="string" calcext:value-type="string">
            <text:p><text:span text:style-name="T3">@2print_org (INSTAGRAM)</text:span></text:p>
          </table:table-cell>
          <table:table-cell office:value-type="string" calcext:value-type="string">
            <text:p><text:a xlink:href="https://www.instagram.com/2print_org/" xlink:type="simple">https://www.instagram.com/2print_org/</text:a></text:p>
          </table:table-cell>
          <table:table-cell office:value-type="string" calcext:value-type="string">
            <text:p><text:span text:style-name="T3">Archive mobile (entre écoles, bibliothèques et lieux d’expositions), réunissant des éditions imprimées réalisées avec des outils libres et web.</text:span></text:p>
          </table:table-cell>
          <table:table-cell office:value-type="string" calcext:value-type="string">
            <text:p><text:span text:style-name="T3">▶ Lucille Haute</text:span></text:p>
            <text:p>▶ Quentin Juhel</text:p>
            <text:p>▶ Antoine Lefebvre</text:p>
          </table:table-cell>
        </table:table-row>
        <table:table-row table:style-name="ro2">
          <table:table-cell office:value-type="string" calcext:value-type="string">
            <text:p><text:span text:style-name="T1">LA MAISON DES ÉDITIONS</text:span></text:p>
          </table:table-cell>
          <table:table-cell office:value-type="string" calcext:value-type="string">
            <text:p><text:span text:style-name="T3">COLLECTIF - STUDIO</text:span></text:p>
          </table:table-cell>
          <table:table-cell office:value-type="string" calcext:value-type="string">
            <text:p><text:span text:style-name="T3">PAU (+ autres)</text:span></text:p>
          </table:table-cell>
          <table:table-cell office:value-type="string" calcext:value-type="string">
            <text:p><text:a xlink:href="https://maisondeseditions.fr/fr" xlink:type="simple">https://maisondeseditions.fr/fr</text:a></text:p>
          </table:table-cell>
          <table:table-cell office:value-type="string" calcext:value-type="string">
            <text:p><text:a xlink:href="mailto:bonjour@maisondeseditions.fr" xlink:type="simple">bonjour@maisondeseditions.fr</text:a></text:p>
          </table:table-cell>
          <table:table-cell office:value-type="string" calcext:value-type="string">
            <text:p><text:a xlink:href="https://github.com/maisondeseditions/" xlink:type="simple">https://github.com/maisondeseditions/</text:a></text:p>
          </table:table-cell>
          <table:table-cell office:value-type="string" calcext:value-type="string">
            <text:p><text:span text:style-name="T3">▶ @maisondeseditions (INSTAGRAM)</text:span></text:p>
            <text:p>▶ Maison des éditions (FACEBOOK)</text:p>
          </table:table-cell>
          <table:table-cell office:value-type="string" calcext:value-type="string">
            <text:p><text:span text:style-name="T3">▶ </text:span><text:span text:style-name="T3"><text:a xlink:href="https://www.instagram.com/maisondeseditions/" xlink:type="simple">https://www.instagram.com/maisondeseditions/</text:a></text:span></text:p>
            <text:p><text:span text:style-name="T3">▶ </text:span><text:span text:style-name="T3"><text:a xlink:href="https://www.facebook.com/maisondeseditions" xlink:type="simple">https://www.facebook.com/maisondeseditions</text:a></text:span></text:p>
          </table:table-cell>
          <table:table-cell office:value-type="string" calcext:value-type="string">
            <text:p><text:span text:style-name="T3">Collectif fondé en 2011 par une dizaine de designers graphiques, d’artistes et de créateurs. Ils se sont associés dans le but de produire à Pau des synergies autour de l’acte d’éditer. Expérimenter l’édition est un des premiers objectifs du collectif.</text:span></text:p>
          </table:table-cell>
          <table:table-cell office:value-type="string" calcext:value-type="string">
            <text:p><text:span text:style-name="T3">▶ Guillaume Batista Pina</text:span></text:p>
            <text:p>▶ Julien Bidoret</text:p>
            <text:p>▶ Ivan Bléhaut</text:p>
            <text:p>▶ Claire Colnot</text:p>
            <text:p>▶ Rémi Colnot</text:p>
            <text:p>▶ Christophe Clottes</text:p>
            <text:p>▶ Sébastien Jive Dabadie</text:p>
            <text:p>▶ Clémentine Fort</text:p>
            <text:p>▶ Benjamin Lahitte</text:p>
            <text:p>▶ Monique Larrouture-Poueyto</text:p>
            <text:p>▶ Lucia Leistner</text:p>
            <text:p>▶ Jean-Marc Saint-Paul</text:p>
            <text:p>▶ Amish Shah</text:p>
            <text:p>▶ Lauriane Tressere</text:p>
            <text:p>▶ (Daniel Afonso)</text:p>
            <text:p>▶ (Damien Auriault)</text:p>
            <text:p>▶ (Hélène Bléhaut)</text:p>
            <text:p>▶ (Infra Studio)</text:p>
            <text:p>▶ (Jean-Paul Labro)</text:p>
            <text:p>▶ (Johan Lejeune)</text:p>
            <text:p>▶ (Maryvonne Levrot)</text:p>
            <text:p>▶ (Marie Mairet)</text:p>
            <text:p>▶ (Lyn Nékorimaté)</text:p>
            <text:p>▶ (Emmanuelle Rey)</text:p>
          </table:table-cell>
        </table:table-row>
        <table:table-row table:style-name="ro1">
          <table:table-cell office:value-type="string" calcext:value-type="string">
            <text:p><text:span text:style-name="T1">LA VILLA HERMOSA</text:span></text:p>
          </table:table-cell>
          <table:table-cell office:value-type="string" calcext:value-type="string">
            <text:p><text:span text:style-name="T3">STUDIO</text:span></text:p>
          </table:table-cell>
          <table:table-cell office:value-type="string" calcext:value-type="string">
            <text:p><text:span text:style-name="T3">BRUXELLES</text:span></text:p>
          </table:table-cell>
          <table:table-cell office:value-type="string" calcext:value-type="string">
            <text:p><text:a xlink:href="http://www.lavillahermosa.com/" xlink:type="simple">http://www.lavillahermosa.com/</text:a></text:p>
          </table:table-cell>
          <table:table-cell office:value-type="string" calcext:value-type="string">
            <text:p><text:a xlink:href="mailto:contact@lavillahermosa.com" xlink:type="simple">contact@lavillahermosa.com</text:a></text:p>
          </table:table-cell>
          <table:table-cell office:value-type="string" calcext:value-type="string">
            <text:p><text:span text:style-name="T3">-</text:span></text:p>
          </table:table-cell>
          <table:table-cell office:value-type="string" calcext:value-type="string">
            <text:p><text:span text:style-name="T3">@lavillahermosa (INSTAGRAM)</text:span></text:p>
          </table:table-cell>
          <table:table-cell office:value-type="string" calcext:value-type="string">
            <text:p><text:a xlink:href="https://www.instagram.com/lavillahermosa/" xlink:type="simple">https://www.instagram.com/lavillahermosa/</text:a></text:p>
          </table:table-cell>
          <table:table-cell office:value-type="string" calcext:value-type="string">
            <text:p><text:span text:style-name="T3">Le studio se consacre à une recherche basée sur la pratique en matière de conception de programmes et de design éditorial</text:span></text:p>
          </table:table-cell>
          <table:table-cell office:value-type="string" calcext:value-type="string">
            <text:p><text:span text:style-name="T3">▶ Ayo Kré (fka Pierre-Philippe) Duchâtelet</text:span></text:p>
            <text:p>▶ Lionel Maes</text:p>
          </table:table-cell>
        </table:table-row>
        <table:table-row table:style-name="ro1">
          <table:table-cell office:value-type="string" calcext:value-type="string">
            <text:p><text:span text:style-name="T1">LE RESET</text:span></text:p>
          </table:table-cell>
          <table:table-cell office:value-type="string" calcext:value-type="string">
            <text:p><text:span text:style-name="T3">HACKERSPACE</text:span></text:p>
          </table:table-cell>
          <table:table-cell office:value-type="string" calcext:value-type="string">
            <text:p><text:span text:style-name="T3">PARIS</text:span></text:p>
          </table:table-cell>
          <table:table-cell office:value-type="string" calcext:value-type="string">
            <text:p><text:a xlink:href="https://lereset.org/" xlink:type="simple">https://lereset.org/</text:a></text:p>
          </table:table-cell>
          <table:table-cell office:value-type="string" calcext:value-type="string">
            <text:p><text:a xlink:href="mailto:contact@lereset.org" xlink:type="simple">contact@lereset.org</text:a></text:p>
          </table:table-cell>
          <table:table-cell office:value-type="string" calcext:value-type="string">
            <text:p><text:span text:style-name="T3">-</text:span></text:p>
          </table:table-cell>
          <table:table-cell office:value-type="string" calcext:value-type="string">
            <text:p><text:span text:style-name="T3">▶ @le_reset (INSTAGRAM)</text:span></text:p>
            <text:p>▶ Le RESET (FACEBOOK)</text:p>
            <text:p>▶ @le_RESET (TWITTER)</text:p>
          </table:table-cell>
          <table:table-cell office:value-type="string" calcext:value-type="string">
            <text:p><text:span text:style-name="T3">▶ </text:span><text:span text:style-name="T3"><text:a xlink:href="https://www.instagram.com/le_reset/" xlink:type="simple">https://www.instagram.com/le_reset/</text:a></text:span></text:p>
            <text:p><text:span text:style-name="T3">▶ </text:span><text:span text:style-name="T3"><text:a xlink:href="https://www.facebook.com/leRESETparis/" xlink:type="simple">https://www.facebook.com/leRESETparis/</text:a></text:span></text:p>
            <text:p><text:span text:style-name="T3">▶ </text:span><text:span text:style-name="T3"><text:a xlink:href="https://twitter.com/le_RESET" xlink:type="simple">https://twitter.com/le_RESET</text:a></text:span></text:p>
          </table:table-cell>
          <table:table-cell office:value-type="string" calcext:value-type="string">
            <text:p><text:span text:style-name="T3">Le Reset est un hackerspace : un espace de bidouille et d'apprentissage des technologies numériques. </text:span></text:p>
            <text:p>(Fermé depuis Juin 2020)</text:p>
          </table:table-cell>
          <table:table-cell office:value-type="string" calcext:value-type="string">
            <text:p><text:span text:style-name="T3">-</text:span></text:p>
          </table:table-cell>
        </table:table-row>
        <table:table-row table:style-name="ro1">
          <table:table-cell office:value-type="string" calcext:value-type="string">
            <text:p><text:span text:style-name="T1">LUUSE ASBL</text:span></text:p>
          </table:table-cell>
          <table:table-cell office:value-type="string" calcext:value-type="string">
            <text:p><text:span text:style-name="T3">STUDIO - ATELIER - ASSOCIATION</text:span></text:p>
          </table:table-cell>
          <table:table-cell office:value-type="string" calcext:value-type="string">
            <text:p><text:span text:style-name="T3">BRUXELLES</text:span></text:p>
          </table:table-cell>
          <table:table-cell office:value-type="string" calcext:value-type="string">
            <text:p><text:a xlink:href="http://www.luuse.io/" xlink:type="simple">http://www.luuse.io/</text:a></text:p>
          </table:table-cell>
          <table:table-cell office:value-type="string" calcext:value-type="string">
            <text:p><text:a xlink:href="mailto:contact@luuse.io" xlink:type="simple">contact@luuse.io</text:a></text:p>
          </table:table-cell>
          <table:table-cell office:value-type="string" calcext:value-type="string">
            <text:p><text:a xlink:href="https://gitlab.com/Luuse" xlink:type="simple">https://gitlab.com/Luuse</text:a></text:p>
          </table:table-cell>
          <table:table-cell office:value-type="string" calcext:value-type="string">
            <text:p><text:span text:style-name="T3">@luuse_asbl (INSTAGRAM)</text:span></text:p>
          </table:table-cell>
          <table:table-cell office:value-type="string" calcext:value-type="string">
            <text:p><text:a xlink:href="https://www.instagram.com/luuse_asbl/" xlink:type="simple">https://www.instagram.com/luuse_asbl/</text:a></text:p>
          </table:table-cell>
          <table:table-cell office:value-type="string" calcext:value-type="string">
            <text:p><text:span text:style-name="T3">Luuse asbl vise à développer des méthodes alternatives d'édition et de publication. Luuse asbl s'efforce de défendre une approche réfléchie, curieuse et consciente de la relation entre les outils de production, les concepteurs et les utilisateurs.</text:span></text:p>
          </table:table-cell>
          <table:table-cell office:value-type="string" calcext:value-type="string">
            <text:p><text:span text:style-name="T3">▶ Étienne Ozeray</text:span></text:p>
            <text:p>▶ Baptiste Tosi</text:p>
            <text:p>▶ Natalia Pageau</text:p>
            <text:p>▶ Leonard Mabille</text:p>
            <text:p>▶ Antoine Gelgon</text:p>
            <text:p>▶ Romain Marula</text:p>
          </table:table-cell>
        </table:table-row>
        <table:table-row table:style-name="ro1">
          <table:table-cell office:value-type="string" calcext:value-type="string">
            <text:p><text:span text:style-name="T2">MANUFACTURA INDEPENDENTE</text:span></text:p>
          </table:table-cell>
          <table:table-cell office:value-type="string" calcext:value-type="string">
            <text:p><text:span text:style-name="T3">STUDIO</text:span></text:p>
          </table:table-cell>
          <table:table-cell office:value-type="string" calcext:value-type="string">
            <text:p><text:span text:style-name="T3">Porto (Portugal)</text:span></text:p>
          </table:table-cell>
          <table:table-cell office:value-type="string" calcext:value-type="string">
            <text:p><text:a xlink:href="https://manufacturaindependente.org/" xlink:type="simple">https://manufacturaindependente.org/</text:a></text:p>
          </table:table-cell>
          <table:table-cell office:value-type="string" calcext:value-type="string">
            <text:p><text:span text:style-name="T3">hi@manufacturaindepente.org</text:span></text:p>
          </table:table-cell>
          <table:table-cell office:value-type="string" calcext:value-type="string">
            <text:p><text:a xlink:href="https://gitlab.com/manufacturaind/" xlink:type="simple">https://gitlab.com/manufacturaind/</text:a></text:p>
          </table:table-cell>
          <table:table-cell office:value-type="string" calcext:value-type="string">
            <text:p><text:span text:style-name="T3">@ManufacturaInd (TWITTER)</text:span></text:p>
          </table:table-cell>
          <table:table-cell office:value-type="string" calcext:value-type="string">
            <text:p><text:a xlink:href="https://twitter.com/manufacturaind" xlink:type="simple">https://twitter.com/manufacturaind</text:a></text:p>
          </table:table-cell>
          <table:table-cell office:value-type="string" calcext:value-type="string">
            <text:p><text:span text:style-name="T3">Studio de recherche en design et communication graphique axé sur les logiciels libres, la culture libre et l'engagement critique à l'égard des outils de conception.</text:span></text:p>
          </table:table-cell>
          <table:table-cell office:value-type="string" calcext:value-type="string">
            <text:p><text:span text:style-name="T3">▶ Ricardo Lafuente</text:span></text:p>
            <text:p>▶ Ana Isabel Carvalho</text:p>
          </table:table-cell>
        </table:table-row>
        <table:table-row table:style-name="ro1">
          <table:table-cell office:value-type="string" calcext:value-type="string">
            <text:p><text:span text:style-name="T1">OLA</text:span></text:p>
          </table:table-cell>
          <table:table-cell office:value-type="string" calcext:value-type="string">
            <text:p><text:span text:style-name="T3">ASSOCIATION</text:span></text:p>
          </table:table-cell>
          <table:table-cell office:value-type="string" calcext:value-type="string">
            <text:p><text:span text:style-name="T3">PARIS</text:span></text:p>
          </table:table-cell>
          <table:table-cell office:value-type="string" calcext:value-type="string">
            <text:p><text:a xlink:href="http://outilslibresalternatifs.org/" xlink:type="simple">http://outilslibresalternatifs.org/</text:a></text:p>
          </table:table-cell>
          <table:table-cell office:value-type="string" calcext:value-type="string">
            <text:p><text:a xlink:href="mailto:ola@outilslibresalternatifs.org" xlink:type="simple">ola@outilslibresalternatifs.org</text:a></text:p>
          </table:table-cell>
          <table:table-cell office:value-type="string" calcext:value-type="string">
            <text:p><text:span text:style-name="T3">-</text:span></text:p>
          </table:table-cell>
          <table:table-cell office:value-type="string" calcext:value-type="string">
            <text:p><text:span text:style-name="T3">@outilslibres (TWITTER)</text:span></text:p>
          </table:table-cell>
          <table:table-cell office:value-type="string" calcext:value-type="string">
            <text:p><text:a xlink:href="https://twitter.com/outilslibres" xlink:type="simple">https://twitter.com/outilslibres</text:a></text:p>
          </table:table-cell>
          <table:table-cell office:value-type="string" calcext:value-type="string">
            <text:p><text:span text:style-name="T3">Initiative dont l'objectif est la promotion et la diffusion d'outils libres pour la création.</text:span></text:p>
          </table:table-cell>
          <table:table-cell office:value-type="string" calcext:value-type="string">
            <text:p><text:span text:style-name="T3">▶ Raphaël Bastide</text:span></text:p>
            <text:p>▶ Sarah Garcin</text:p>
            <text:p>▶ Bachir Soussi-Chiadmi</text:p>
          </table:table-cell>
        </table:table-row>
        <table:table-row table:style-name="ro1">
          <table:table-cell office:value-type="string" calcext:value-type="string">
            <text:p><text:span text:style-name="T1">OSP (OPEN SOURCE PUBLISHING)</text:span></text:p>
          </table:table-cell>
          <table:table-cell office:value-type="string" calcext:value-type="string">
            <text:p><text:span text:style-name="T3">ATELIER - COLLECTIF</text:span></text:p>
          </table:table-cell>
          <table:table-cell office:value-type="string" calcext:value-type="string">
            <text:p><text:span text:style-name="T3">BRUXELLES</text:span></text:p>
          </table:table-cell>
          <table:table-cell office:value-type="string" calcext:value-type="string">
            <text:p><text:a xlink:href="http://osp.kitchen/" xlink:type="simple">http://osp.kitchen/</text:a></text:p>
          </table:table-cell>
          <table:table-cell office:value-type="string" calcext:value-type="string">
            <text:p><text:a xlink:href="mailto:miam@osp.kitchen" xlink:type="simple">miam@osp.kitchen</text:a></text:p>
          </table:table-cell>
          <table:table-cell office:value-type="string" calcext:value-type="string">
            <text:p><text:a xlink:href="https://github.com/osp" xlink:type="simple">https://github.com/osp</text:a></text:p>
          </table:table-cell>
          <table:table-cell office:value-type="string" calcext:value-type="string">
            <text:p><text:span text:style-name="T3">-</text:span></text:p>
          </table:table-cell>
          <table:table-cell office:value-type="string" calcext:value-type="string">
            <text:p><text:span text:style-name="T3">-</text:span></text:p>
          </table:table-cell>
          <table:table-cell office:value-type="string" calcext:value-type="string">
            <text:p><text:span text:style-name="T3">Collectif de graphistes qui utilisent uniquement des logiciels libres, gratuit et open source. Très proches de la fondation Constant, OSP explore les possibilités et réalités que les logiciels libres peuvent amener dans la pratique du graphisme (illustration, cartographie, typographie). </text:span></text:p>
          </table:table-cell>
          <table:table-cell office:value-type="string" calcext:value-type="string">
            <text:p><text:span text:style-name="T3">▶ Antoine Gelgon</text:span></text:p>
            <text:p>▶ Sarah Magnan</text:p>
            <text:p>▶ Stéphanie Vilayphiou</text:p>
            <text:p>▶ Gijs de Heij</text:p>
            <text:p>▶ Alexandre Leray</text:p>
            <text:p>▶ Ludivine Loiseau</text:p>
            <text:p>▶ Pierre Huyghebaert</text:p>
            <text:p>▶(Femke Snelting)</text:p>
            <text:p>▶(Harrisson)</text:p>
            <text:p>▶(Nicolas Malevé)</text:p>
            <text:p>▶(Yi Jiang)</text:p>
            <text:p>▶(Ivan Monroy López)</text:p>
            <text:p>▶(Pierre Marchand)</text:p>
            <text:p>▶(Seb Sanfilipo)</text:p>
            <text:p>▶(John Haltiwanger)</text:p>
            <text:p>▶(Eric Schrijver)</text:p>
            <text:p>▶(Colm O’Neill)</text:p>
          </table:table-cell>
        </table:table-row>
        <table:table-row table:style-name="ro1">
          <table:table-cell office:value-type="string" calcext:value-type="string">
            <text:p><text:span text:style-name="T1">OSP FOUNDRY</text:span></text:p>
          </table:table-cell>
          <table:table-cell office:value-type="string" calcext:value-type="string">
            <text:p><text:span text:style-name="T3">FONDERIE</text:span></text:p>
          </table:table-cell>
          <table:table-cell office:value-type="string" calcext:value-type="string">
            <text:p><text:span text:style-name="T3">BRUXELLES</text:span></text:p>
          </table:table-cell>
          <table:table-cell office:value-type="string" calcext:value-type="string">
            <text:p><text:a xlink:href="http://osp.kitchen/foundry/" xlink:type="simple">http://osp.kitchen/foundry/</text:a></text:p>
          </table:table-cell>
          <table:table-cell office:value-type="string" calcext:value-type="string">
            <text:p><text:a xlink:href="mailto:miam@osp.kitchen" xlink:type="simple">miam@osp.kitchen</text:a></text:p>
          </table:table-cell>
          <table:table-cell office:value-type="string" calcext:value-type="string">
            <text:p><text:a xlink:href="https://github.com/osp" xlink:type="simple">https://github.com/osp</text:a></text:p>
          </table:table-cell>
          <table:table-cell office:value-type="string" calcext:value-type="string">
            <text:p><text:span text:style-name="T3">-</text:span></text:p>
          </table:table-cell>
          <table:table-cell office:value-type="string" calcext:value-type="string">
            <text:p><text:span text:style-name="T3">-</text:span></text:p>
          </table:table-cell>
          <table:table-cell office:value-type="string" calcext:value-type="string">
            <text:p><text:span text:style-name="T3">Fonderie du collectif Open source Publishing </text:span></text:p>
          </table:table-cell>
          <table:table-cell office:value-type="string" calcext:value-type="string">
            <text:p><text:span text:style-name="T3">OSP (OPEN SOURCE PUBLISHING)</text:span></text:p>
          </table:table-cell>
        </table:table-row>
        <table:table-row table:style-name="ro1">
          <table:table-cell office:value-type="string" calcext:value-type="string">
            <text:p><text:span text:style-name="T1">PARINUX</text:span></text:p>
          </table:table-cell>
          <table:table-cell office:value-type="string" calcext:value-type="string">
            <text:p><text:span text:style-name="T3">GROUPE - COLLECTIF </text:span></text:p>
          </table:table-cell>
          <table:table-cell office:value-type="string" calcext:value-type="string">
            <text:p><text:span text:style-name="T3">PARIS</text:span></text:p>
          </table:table-cell>
          <table:table-cell office:value-type="string" calcext:value-type="string">
            <text:p><text:a xlink:href="https://www.parinux.org/" xlink:type="simple">https://www.parinux.org/</text:a></text:p>
          </table:table-cell>
          <table:table-cell office:value-type="string" calcext:value-type="string">
            <text:p><text:a xlink:href="mailto:ca@parinux.org" xlink:type="simple">ca@parinux.org</text:a></text:p>
          </table:table-cell>
          <table:table-cell office:value-type="string" calcext:value-type="string">
            <text:p><text:span text:style-name="T3">-</text:span></text:p>
          </table:table-cell>
          <table:table-cell office:value-type="string" calcext:value-type="string">
            <text:p><text:span text:style-name="T3">@parinux_asso (TWITTER)</text:span></text:p>
          </table:table-cell>
          <table:table-cell office:value-type="string" calcext:value-type="string">
            <text:p><text:a xlink:href="https://twitter.com/parinux_asso?lang=fr" xlink:type="simple">https://twitter.com/parinux_asso?lang=fr</text:a></text:p>
          </table:table-cell>
          <table:table-cell office:value-type="string" calcext:value-type="string">
            <text:p><text:span text:style-name="T3">Groupe d’utilisatrices et utilisateurs de Logiciels Libres, dont les principales missions consistent à populariser GNU/Linux et les logiciels libres, en transmettant de son mieux son savoir-faire et son engouement pour le système auprès des non-initié·es</text:span></text:p>
          </table:table-cell>
          <table:table-cell office:value-type="string" calcext:value-type="string">
            <text:p><text:span text:style-name="T3">-</text:span></text:p>
          </table:table-cell>
        </table:table-row>
        <table:table-row table:style-name="ro1">
          <table:table-cell office:value-type="string" calcext:value-type="string">
            <text:p><text:span text:style-name="T1">PREPOSTPRINT</text:span></text:p>
          </table:table-cell>
          <table:table-cell office:value-type="string" calcext:value-type="string">
            <text:p><text:span text:style-name="T3">ASSOCIATION - COLLECTIF - GROUPE </text:span></text:p>
          </table:table-cell>
          <table:table-cell office:value-type="string" calcext:value-type="string">
            <text:p><text:span text:style-name="T3">-</text:span></text:p>
          </table:table-cell>
          <table:table-cell office:value-type="string" calcext:value-type="string">
            <text:p><text:a xlink:href="https://prepostprint.org/" xlink:type="simple">https://prepostprint.org/</text:a></text:p>
          </table:table-cell>
          <table:table-cell office:value-type="string" calcext:value-type="string">
            <text:p><text:span text:style-name="T3">-</text:span></text:p>
          </table:table-cell>
          <table:table-cell office:value-type="string" calcext:value-type="string">
            <text:p><text:a xlink:href="https://gitlab.com/prepostprint" xlink:type="simple">https://gitlab.com/prepostprint</text:a></text:p>
          </table:table-cell>
          <table:table-cell office:value-type="string" calcext:value-type="string">
            <text:p><text:span text:style-name="T3">@</text:span><text:span text:style-name="T3"><text:a xlink:href="mailto:prepostprint@post.lurk.org" xlink:type="simple">prepostprint@post.lurk.org</text:a></text:span><text:span text:style-name="T3"> (MASTODON)</text:span></text:p>
          </table:table-cell>
          <table:table-cell office:value-type="string" calcext:value-type="string">
            <text:p><text:a xlink:href="https://post.lurk.org/@prepostprint" xlink:type="simple">https://post.lurk.org/@prepostprint</text:a></text:p>
          </table:table-cell>
          <table:table-cell office:value-type="string" calcext:value-type="string">
            <text:p><text:span text:style-name="T3">PrePostPrint souhaite rassembler ceux qui travaillent avec des techniques d'édition expérimentales et les aider à rendre leurs projets et leurs outils plus accessibles.</text:span></text:p>
          </table:table-cell>
          <table:table-cell office:value-type="string" calcext:value-type="string">
            <text:p><text:span text:style-name="T3">▶ Sarah Garcin</text:span></text:p>
            <text:p>▶ Raphaël Bastide</text:p>
            <text:p>▶ +</text:p>
          </table:table-cell>
        </table:table-row>
        <table:table-row table:style-name="ro1">
          <table:table-cell office:value-type="string" calcext:value-type="string">
            <text:p><text:span text:style-name="T2">RADICAL WEB DESIGN</text:span></text:p>
          </table:table-cell>
          <table:table-cell office:value-type="string" calcext:value-type="string">
            <text:p><text:span text:style-name="T3">PROJET DE RECHERCHE</text:span></text:p>
          </table:table-cell>
          <table:table-cell office:value-type="string" calcext:value-type="string">
            <text:p><text:span text:style-name="T3">-</text:span></text:p>
          </table:table-cell>
          <table:table-cell office:value-type="string" calcext:value-type="string">
            <text:p><text:a xlink:href="https://radicalweb.design/fr" xlink:type="simple">https://radicalweb.design/fr</text:a></text:p>
          </table:table-cell>
          <table:table-cell office:value-type="string" calcext:value-type="string">
            <text:p><text:a xlink:href="mailto:bonjour@accentgrave.net" xlink:type="simple">bonjour@accentgrave.net</text:a></text:p>
          </table:table-cell>
          <table:table-cell office:value-type="string" calcext:value-type="string">
            <text:p><text:a xlink:href="https://github.com/jbidoret/rwd" xlink:type="simple">https://github.com/jbidoret/rwd</text:a></text:p>
          </table:table-cell>
          <table:table-cell office:value-type="string" calcext:value-type="string">
            <text:p><text:span text:style-name="T3">@rdclwebdesign (TWITTER)</text:span></text:p>
          </table:table-cell>
          <table:table-cell office:value-type="string" calcext:value-type="string">
            <text:p><text:a xlink:href="https://twitter.com/rdclwebdesign/" xlink:type="simple">https://twitter.com/rdclwebdesign/</text:a></text:p>
          </table:table-cell>
          <table:table-cell office:value-type="string" calcext:value-type="string">
            <text:p><text:span text:style-name="T3">Radical web design veut inviter les étudiants de 1er cycle (2e et 3e année Design graphique multimédia) et de 2nd cycle du pôle Nouveaux médias de l’École supérieure d’art et de design des Pyrénées à mettre en œuvre un projet d’adossement à la recherche permettant le développement d’une culture et d’une pratique du webdesign qui soit informée et critique des enjeux explorés.</text:span></text:p>
          </table:table-cell>
          <table:table-cell office:value-type="string" calcext:value-type="string">
            <text:p><text:span text:style-name="T3">Julien Bidoret</text:span></text:p>
          </table:table-cell>
        </table:table-row>
        <table:table-row table:style-name="ro1">
          <table:table-cell office:value-type="string" calcext:value-type="string">
            <text:p><text:span text:style-name="T1">RELEARN</text:span></text:p>
          </table:table-cell>
          <table:table-cell office:value-type="string" calcext:value-type="string">
            <text:p><text:span text:style-name="T3">SUMMERSCHOOL</text:span></text:p>
          </table:table-cell>
          <table:table-cell office:value-type="string" calcext:value-type="string">
            <text:p><text:span text:style-name="T3">MULTIPLE</text:span></text:p>
          </table:table-cell>
          <table:table-cell office:value-type="string" calcext:value-type="string">
            <text:p><text:span text:style-name="T3">▶ </text:span><text:span text:style-name="T3"><text:a xlink:href="http://relearn.be/2013/" xlink:type="simple">http://relearn.be/2013/</text:a></text:span></text:p>
            <text:p><text:span text:style-name="T3">▶ </text:span><text:span text:style-name="T3"><text:a xlink:href="http://relearn.be/2014/" xlink:type="simple">http://relearn.be/2014/</text:a></text:span></text:p>
            <text:p><text:span text:style-name="T3">▶ </text:span><text:span text:style-name="T3"><text:a xlink:href="http://relearn.be/2015/" xlink:type="simple">http://relearn.be/2015/</text:a></text:span></text:p>
            <text:p><text:span text:style-name="T3">▶ </text:span><text:span text:style-name="T3"><text:a xlink:href="http://relearn.be/2016/" xlink:type="simple">http://relearn.be/2016/</text:a></text:span></text:p>
            <text:p><text:span text:style-name="T3">▶ </text:span><text:span text:style-name="T3"><text:a xlink:href="http://relearn.be/2017/" xlink:type="simple">http://relearn.be/2017/</text:a></text:span></text:p>
            <text:p><text:span text:style-name="T3">▶ </text:span><text:span text:style-name="T3"><text:a xlink:href="http://relearn.be/2019/" xlink:type="simple">http://relearn.be/2019/</text:a></text:span></text:p>
            <text:p><text:span text:style-name="T3">▶ </text:span><text:span text:style-name="T3"><text:a xlink:href="http://relearn.be/2021/" xlink:type="simple">http://relearn.be/2021/</text:a></text:span></text:p>
          </table:table-cell>
          <table:table-cell office:value-type="string" calcext:value-type="string">
            <text:p><text:span text:style-name="T3">MULTIPLE</text:span></text:p>
          </table:table-cell>
          <table:table-cell office:value-type="string" calcext:value-type="string">
            <text:p><text:a xlink:href="https://gitlab.com/relearn" xlink:type="simple">https://gitlab.com/relearn</text:a></text:p>
          </table:table-cell>
          <table:table-cell office:value-type="string" calcext:value-type="string">
            <text:p><text:span text:style-name="T3">-</text:span></text:p>
          </table:table-cell>
          <table:table-cell office:value-type="string" calcext:value-type="string">
            <text:p><text:span text:style-name="T3">-</text:span></text:p>
          </table:table-cell>
          <table:table-cell office:value-type="string" calcext:value-type="string">
            <text:p><text:span text:style-name="T3">Relearn is a summerschool which welcomes persons, artists, students, teachers from all backgrounds and disciplines. </text:span></text:p>
            <text:p>Relearn is a collective learning experiment with as many teachers as it has participants</text:p>
          </table:table-cell>
          <table:table-cell office:value-type="string" calcext:value-type="string">
            <text:p><text:span text:style-name="T3">▶ OSP</text:span></text:p>
            <text:p>▶ VARIA</text:p>
            <text:p>▶ QUENTIN JUHEL</text:p>
            <text:p>▶ +</text:p>
          </table:table-cell>
        </table:table-row>
        <table:table-row table:style-name="ro1">
          <table:table-cell office:value-type="string" calcext:value-type="string">
            <text:p><text:span text:style-name="T1">RENCONTRES DELURE</text:span></text:p>
          </table:table-cell>
          <table:table-cell office:value-type="string" calcext:value-type="string">
            <text:p><text:span text:style-name="T3">SUMMERSCHOOL</text:span></text:p>
          </table:table-cell>
          <table:table-cell office:value-type="string" calcext:value-type="string">
            <text:p><text:span text:style-name="T3">LURE</text:span></text:p>
          </table:table-cell>
          <table:table-cell office:value-type="string" calcext:value-type="string">
            <text:p><text:a xlink:href="https://delure.org/" xlink:type="simple">https://delure.org/</text:a></text:p>
          </table:table-cell>
          <table:table-cell office:value-type="string" calcext:value-type="string">
            <text:p><text:a xlink:href="mailto:info@delure.org" xlink:type="simple">info@delure.org</text:a></text:p>
          </table:table-cell>
          <table:table-cell office:value-type="string" calcext:value-type="string">
            <text:p><text:span text:style-name="T3">-</text:span></text:p>
          </table:table-cell>
          <table:table-cell office:value-type="string" calcext:value-type="string">
            <text:p><text:span text:style-name="T3">▶ @rencontresdelure (INSTAGRAM)</text:span></text:p>
            <text:p>▶ Rencontres de Lure (FACEBOOK)</text:p>
            <text:p>▶ @delurepointorg (TWITTER)</text:p>
          </table:table-cell>
          <table:table-cell office:value-type="string" calcext:value-type="string">
            <text:p><text:span text:style-name="T3">▶ </text:span><text:span text:style-name="T3"><text:a xlink:href="https://www.instagram.com/rencontresdelure/" xlink:type="simple">https://www.instagram.com/rencontresdelure/</text:a></text:span></text:p>
            <text:p><text:span text:style-name="T3">▶ </text:span><text:span text:style-name="T3"><text:a xlink:href="https://www.facebook.com/rencontresdelure" xlink:type="simple">https://www.facebook.com/rencontresdelure</text:a></text:span><text:span text:style-name="T3"> </text:span></text:p>
            <text:p><text:span text:style-name="T3">▶ </text:span><text:span text:style-name="T3"><text:a xlink:href="https://twitter.com/delurepointorg" xlink:type="simple">https://twitter.com/delurepointorg</text:a></text:span></text:p>
          </table:table-cell>
          <table:table-cell office:value-type="string" calcext:value-type="string">
            <text:p><text:span text:style-name="T3">Les Rencontres de Lure c’est une semaine de conférences qui a lieu tous les ans, fin août, dans le village de Lurs, en Provence. Pendant cette semaine, une trentaine d’intervenant-e-s viennent parler de leur travail ou de leurs recherches, qu’ils soient professionnels, enseignants ou étudiants.</text:span></text:p>
          </table:table-cell>
          <table:table-cell office:value-type="string" calcext:value-type="string">
            <text:p><text:a xlink:href="https://delure.org/lassociation/equipe" xlink:type="simple">https://delure.org/lassociation/equipe</text:a></text:p>
          </table:table-cell>
        </table:table-row>
        <table:table-row table:style-name="ro1">
          <table:table-cell office:value-type="string" calcext:value-type="string">
            <text:p><text:span text:style-name="T1">SUVA TYPE FOUNDRY</text:span></text:p>
          </table:table-cell>
          <table:table-cell office:value-type="string" calcext:value-type="string">
            <text:p><text:span text:style-name="T3">FONDERIE</text:span></text:p>
          </table:table-cell>
          <table:table-cell office:value-type="string" calcext:value-type="string">
            <text:p><text:span text:style-name="T3">TALLINN</text:span></text:p>
          </table:table-cell>
          <table:table-cell office:value-type="string" calcext:value-type="string">
            <text:p><text:a xlink:href="https://www.suvatypefoundry.ee/" xlink:type="simple">https://www.suvatypefoundry.ee/</text:a></text:p>
          </table:table-cell>
          <table:table-cell office:value-type="string" calcext:value-type="string">
            <text:p><text:a xlink:href="mailto:suvatypefoundry@artun.ee" xlink:type="simple">suvatypefoundry@artun.ee</text:a></text:p>
          </table:table-cell>
          <table:table-cell office:value-type="string" calcext:value-type="string">
            <text:p><text:span text:style-name="T3">-</text:span></text:p>
          </table:table-cell>
          <table:table-cell office:value-type="string" calcext:value-type="string">
            <text:p><text:span text:style-name="T3">@ekagd (INSTAGRAM)</text:span></text:p>
          </table:table-cell>
          <table:table-cell office:value-type="string" calcext:value-type="string">
            <text:p><text:a xlink:href="https://www.instagram.com/ekagd/" xlink:type="simple">https://www.instagram.com/ekagd/</text:a></text:p>
          </table:table-cell>
          <table:table-cell office:value-type="string" calcext:value-type="string">
            <text:p><text:span text:style-name="T3">Toutes les polices ont été conçu par les étudiants et les enseignants de l'EKA GD dans le cadre de divers ateliers, cours et projets.</text:span></text:p>
          </table:table-cell>
          <table:table-cell office:value-type="string" calcext:value-type="string">
            <text:p><text:span text:style-name="T3">▶ Johanna Ruukholm</text:span></text:p>
            <text:p>▶ Elis Kitt</text:p>
            <text:p>▶ Laura Merendi</text:p>
            <text:p>▶ Anselm Oja</text:p>
            <text:p>▶ Sandra Nuut</text:p>
            <text:p>▶ Ott Kagovere</text:p>
            <text:p>▶ Indrek Sirkel</text:p>
            <text:p>▶ Kersti Heile</text:p>
            <text:p>▶ Anneli Kripsaar</text:p>
          </table:table-cell>
        </table:table-row>
        <table:table-row table:style-name="ro1">
          <table:table-cell office:value-type="string" calcext:value-type="string">
            <text:p><text:span text:style-name="T1">THE LEAGUE OF MOVEABLE TYPE</text:span></text:p>
          </table:table-cell>
          <table:table-cell office:value-type="string" calcext:value-type="string">
            <text:p><text:span text:style-name="T3">FONDERIE</text:span></text:p>
          </table:table-cell>
          <table:table-cell office:value-type="string" calcext:value-type="string">
            <text:p><text:span text:style-name="T3">-</text:span></text:p>
          </table:table-cell>
          <table:table-cell office:value-type="string" calcext:value-type="string">
            <text:p><text:a xlink:href="https://www.theleagueofmoveabletype.com/" xlink:type="simple">https://www.theleagueofmoveabletype.com/</text:a></text:p>
          </table:table-cell>
          <table:table-cell office:value-type="string" calcext:value-type="string">
            <text:p><text:a xlink:href="mailto:founders@theleagueofmoveabletype.com" xlink:type="simple">founders@theleagueofmoveabletype.com</text:a></text:p>
          </table:table-cell>
          <table:table-cell office:value-type="string" calcext:value-type="string">
            <text:p><text:a xlink:href="https://github.com/theleagueof" xlink:type="simple">https://github.com/theleagueof</text:a></text:p>
          </table:table-cell>
          <table:table-cell office:value-type="string" calcext:value-type="string">
            <text:p><text:span text:style-name="T3">▶ @theleagueof (TWITTER)</text:span></text:p>
            <text:p>▶ @theleagueof (INSTAGRAM)</text:p>
          </table:table-cell>
          <table:table-cell office:value-type="string" calcext:value-type="string">
            <text:p><text:span text:style-name="T3">▶ </text:span><text:span text:style-name="T3"><text:a xlink:href="https://twitter.com/theleagueof" xlink:type="simple">https://twitter.com/theleagueof</text:a></text:span></text:p>
            <text:p><text:span text:style-name="T3">▶ </text:span><text:span text:style-name="T3"><text:a xlink:href="https://www.instagram.com/theleagueof/" xlink:type="simple">https://www.instagram.com/theleagueof/</text:a></text:span></text:p>
          </table:table-cell>
          <table:table-cell office:value-type="string" calcext:value-type="string">
            <text:p><text:span text:style-name="T3">La League est la première fonderie de caractères Open Source gratuits. Il s’agit d’un cercle de typographes qui partagent un intérêt commun : propulser le mouvement sur la scène professionnelle. Ce faisant, ils espèrent non seulement proposer un ensemble de polices gratuites de qualité, mais aussi, selon leurs propres termes, « révolutionner la typographie sur le Web ».</text:span></text:p>
          </table:table-cell>
          <table:table-cell office:value-type="string" calcext:value-type="string">
            <text:p><text:span text:style-name="T3">-</text:span></text:p>
          </table:table-cell>
        </table:table-row>
        <table:table-row table:style-name="ro1">
          <table:table-cell office:value-type="string" calcext:value-type="string">
            <text:p><text:span text:style-name="T1">TUNERA TYPE FOUNDRY</text:span></text:p>
          </table:table-cell>
          <table:table-cell office:value-type="string" calcext:value-type="string">
            <text:p><text:span text:style-name="T3">FONDERIE</text:span></text:p>
          </table:table-cell>
          <table:table-cell office:value-type="string" calcext:value-type="string">
            <text:p><text:span text:style-name="T3">PARIS</text:span></text:p>
          </table:table-cell>
          <table:table-cell office:value-type="string" calcext:value-type="string">
            <text:p><text:a xlink:href="https://www.tunera.xyz/" xlink:type="simple">https://www.tunera.xyz/</text:a></text:p>
          </table:table-cell>
          <table:table-cell office:value-type="string" calcext:value-type="string">
            <text:p><text:a xlink:href="mailto:contact@tunera.xyz" xlink:type="simple">contact@tunera.xyz</text:a></text:p>
          </table:table-cell>
          <table:table-cell office:value-type="string" calcext:value-type="string">
            <text:p><text:span text:style-name="T3">-</text:span></text:p>
          </table:table-cell>
          <table:table-cell office:value-type="string" calcext:value-type="string">
            <text:p><text:span text:style-name="T3">▶ @tunera.xyz (INSTAGRAM)</text:span></text:p>
            <text:p><text:span text:style-name="T3">▶ @</text:span><text:span text:style-name="T3"><text:a xlink:href="mailto:tunera@mastodon.design" xlink:type="simple">tunera@mastodon.design</text:a></text:span><text:span text:style-name="T3"> (MASTODON)</text:span></text:p>
          </table:table-cell>
          <table:table-cell office:value-type="string" calcext:value-type="string">
            <text:p><text:span text:style-name="T3">▶ </text:span><text:span text:style-name="T3"><text:a xlink:href="https://www.instagram.com/tunera.xyz/" xlink:type="simple">https://www.instagram.com/tunera.xyz/</text:a></text:span></text:p>
            <text:p><text:span text:style-name="T3">▶ </text:span><text:span text:style-name="T3"><text:a xlink:href="https://mastodon.design/@tunera" xlink:type="simple">https://mastodon.design/@tunera</text:a></text:span></text:p>
          </table:table-cell>
          <table:table-cell office:value-type="string" calcext:value-type="string">
            <text:p><text:span text:style-name="T3">Tunera is a transnational type foundry, that aims to present new and original typefaces for everyone.</text:span></text:p>
          </table:table-cell>
          <table:table-cell office:value-type="string" calcext:value-type="string">
            <text:p><text:span text:style-name="T3">▶ Ariel Martín Pérez</text:span></text:p>
            <text:p>▶ Anton Moglia</text:p>
          </table:table-cell>
        </table:table-row>
        <table:table-row table:style-name="ro1">
          <table:table-cell office:value-type="string" calcext:value-type="string">
            <text:p><text:span text:style-name="T1">USE &amp; MODIFY</text:span></text:p>
          </table:table-cell>
          <table:table-cell office:value-type="string" calcext:value-type="string">
            <text:p><text:span text:style-name="T3">TYPOTHÈQUE</text:span></text:p>
          </table:table-cell>
          <table:table-cell office:value-type="string" calcext:value-type="string">
            <text:p><text:span text:style-name="T3">-</text:span></text:p>
          </table:table-cell>
          <table:table-cell office:value-type="string" calcext:value-type="string">
            <text:p><text:a xlink:href="https://usemodify.com/" xlink:type="simple">https://usemodify.com/</text:a></text:p>
          </table:table-cell>
          <table:table-cell office:value-type="string" calcext:value-type="string">
            <text:p><text:a xlink:href="mailto:bonjour@raphaelbastide.com" xlink:type="simple">bonjour@raphaelbastide.com</text:a></text:p>
          </table:table-cell>
          <table:table-cell office:value-type="string" calcext:value-type="string">
            <text:p><text:span text:style-name="T3">-</text:span></text:p>
          </table:table-cell>
          <table:table-cell office:value-type="string" calcext:value-type="string">
            <text:p><text:span text:style-name="T3">-</text:span></text:p>
          </table:table-cell>
          <table:table-cell office:value-type="string" calcext:value-type="string">
            <text:p><text:span text:style-name="T3">-</text:span></text:p>
          </table:table-cell>
          <table:table-cell office:value-type="string" calcext:value-type="string">
            <text:p><text:span text:style-name="T3">Une typothèque de caractères typographiques sous licence libre sélectionnés par Raphaël Bastide.</text:span></text:p>
          </table:table-cell>
          <table:table-cell office:value-type="string" calcext:value-type="string">
            <text:p><text:span text:style-name="T3">Raphaël Bastide</text:span></text:p>
          </table:table-cell>
        </table:table-row>
        <table:table-row table:style-name="ro1">
          <table:table-cell office:value-type="string" calcext:value-type="string">
            <text:p><text:span text:style-name="T1">VARIA </text:span></text:p>
          </table:table-cell>
          <table:table-cell office:value-type="string" calcext:value-type="string">
            <text:p><text:span text:style-name="T3">COLLECTIF </text:span></text:p>
          </table:table-cell>
          <table:table-cell office:value-type="string" calcext:value-type="string">
            <text:p><text:span text:style-name="T3">ROTTERDAM</text:span></text:p>
          </table:table-cell>
          <table:table-cell office:value-type="string" calcext:value-type="string">
            <text:p><text:a xlink:href="https://varia.zone/" xlink:type="simple">https://varia.zone/</text:a></text:p>
          </table:table-cell>
          <table:table-cell office:value-type="string" calcext:value-type="string">
            <text:p><text:a xlink:href="mailto:info@varia.zone" xlink:type="simple">info@varia.zone</text:a></text:p>
          </table:table-cell>
          <table:table-cell office:value-type="string" calcext:value-type="string">
            <text:p><text:span text:style-name="T3">-</text:span></text:p>
          </table:table-cell>
          <table:table-cell office:value-type="string" calcext:value-type="string">
            <text:p><text:span text:style-name="T3">-</text:span></text:p>
          </table:table-cell>
          <table:table-cell office:value-type="string" calcext:value-type="string">
            <text:p><text:span text:style-name="T3">-</text:span></text:p>
          </table:table-cell>
          <table:table-cell office:value-type="string" calcext:value-type="string">
            <text:p><text:span text:style-name="T3">Espace de développement d'approches collectives de la technologie quotidienne. En tant que membres de varia, nous entretenons et facilitons une infrastructure collective à partir de laquelle nous générons des questions, des opinions, des modifications, de l'aide et des actions. Varia travaille avec des logiciels libres, organise des événements et collabore dans différentes constellations.</text:span></text:p>
          </table:table-cell>
          <table:table-cell table:style-name="Sheet0_cell3" office:value-type="string" calcext:value-type="string">
            <text:p><text:span text:style-name="T3">▶ </text:span><text:span text:style-name="T3"><text:a xlink:href="https://varia.zone/en/pages/membership-guidelines.html" xlink:type="simple">https://varia.zone/en/pages/membership-guidelines.html</text:a></text:span></text:p>
            <text:p><text:span text:style-name="T3">▶ Manetta Berends</text:span></text:p>
            <text:p><text:span text:style-name="T3">▶ Simon Browns</text:span></text:p>
          </table:table-cell>
        </table:table-row>
        <table:table-row table:style-name="ro1">
          <table:table-cell office:value-type="string" calcext:value-type="string">
            <text:p><text:span text:style-name="T1">VELVETYNE</text:span></text:p>
          </table:table-cell>
          <table:table-cell office:value-type="string" calcext:value-type="string">
            <text:p><text:span text:style-name="T3">FONDERIE</text:span></text:p>
          </table:table-cell>
          <table:table-cell office:value-type="string" calcext:value-type="string">
            <text:p><text:span text:style-name="T3">PARIS</text:span></text:p>
          </table:table-cell>
          <table:table-cell office:value-type="string" calcext:value-type="string">
            <text:p><text:a xlink:href="http://velvetyne.fr/" xlink:type="simple">http://velvetyne.fr/</text:a></text:p>
          </table:table-cell>
          <table:table-cell office:value-type="string" calcext:value-type="string">
            <text:p><text:a xlink:href="mailto:vtf1554@gmail.com" xlink:type="simple">vtf1554@gmail.com</text:a></text:p>
          </table:table-cell>
          <table:table-cell office:value-type="string" calcext:value-type="string">
            <text:p><text:a xlink:href="https://gitlab.com/velvetyne" xlink:type="simple">https://gitlab.com/velvetyne</text:a></text:p>
          </table:table-cell>
          <table:table-cell office:value-type="string" calcext:value-type="string">
            <text:p><text:span text:style-name="T3">@velvetyne_type_foundry (INSTAGRAM)</text:span></text:p>
          </table:table-cell>
          <table:table-cell office:value-type="string" calcext:value-type="string">
            <text:p><text:a xlink:href="https://www.instagram.com/velvetyne_type_foundry/" xlink:type="simple">https://www.instagram.com/velvetyne_type_foundry/</text:a></text:p>
          </table:table-cell>
          <table:table-cell office:value-type="string" calcext:value-type="string">
            <text:p><text:span text:style-name="T3">Collectif qui design et distribue des fontes libres et open sources. </text:span></text:p>
          </table:table-cell>
          <table:table-cell office:value-type="string" calcext:value-type="string">
            <text:p><text:span text:style-name="T3">▶ Raphaël Bastide</text:span></text:p>
            <text:p>▶ Naïma Ben Ayed</text:p>
            <text:p>▶ Julien Imbert</text:p>
            <text:p>▶ Quentin Juhel</text:p>
            <text:p>▶ Océane Juvin</text:p>
            <text:p>▶ Jérémy Landes</text:p>
            <text:p>▶ Lucas Le Bihan</text:p>
            <text:p>▶ Ariel Martín Pérez</text:p>
            <text:p>▶ Anton Moglia</text:p>
            <text:p>▶ Jean-Baptiste Morizot</text:p>
            <text:p>▶ Marielle Nils</text:p>
            <text:p>▶ Manon Van der Borght </text:p>
            <text:p>▶ (Frank Adebiaye)</text:p>
            <text:p>▶ (Martin Desinde)</text:p>
            <text:p>▶ (Louise Drulhe)</text:p>
            <text:p>▶ (Sébastien Hayez)</text:p>
          </table:table-cell>
        </table:table-row>
        <table:table-row table:style-name="ro1">
          <table:table-cell office:value-type="string" calcext:value-type="string">
            <text:p><text:span text:style-name="T2">&lt;stdin&gt;</text:span></text:p>
          </table:table-cell>
          <table:table-cell office:value-type="string" calcext:value-type="string">
            <text:p><text:span text:style-name="T3">COLLECTIF </text:span></text:p>
          </table:table-cell>
          <table:table-cell table:style-name="Sheet0_cell3" office:value-type="string" calcext:value-type="string">
            <text:p><text:span text:style-name="T3">BRUXELLES</text:span></text:p>
          </table:table-cell>
          <table:table-cell table:style-name="Sheet0_cell3" office:value-type="string" calcext:value-type="string">
            <text:p><text:a xlink:href="http://stdin.fr/" xlink:type="simple">http://stdin.fr/</text:a></text:p>
          </table:table-cell>
          <table:table-cell table:style-name="Sheet0_cell3" office:value-type="string" calcext:value-type="string">
            <text:p><text:a xlink:href="mailto:echo@stdin.fr" xlink:type="simple">echo@stdin.fr</text:a></text:p>
          </table:table-cell>
          <table:table-cell office:value-type="string" calcext:value-type="string">
            <text:p><text:span text:style-name="T3">-</text:span></text:p>
          </table:table-cell>
          <table:table-cell office:value-type="string" calcext:value-type="string">
            <text:p><text:span text:style-name="T3">-</text:span></text:p>
          </table:table-cell>
          <table:table-cell office:value-type="string" calcext:value-type="string">
            <text:p><text:span text:style-name="T3">-</text:span></text:p>
          </table:table-cell>
          <table:table-cell table:style-name="Sheet0_cell3" office:value-type="string" calcext:value-type="string">
            <text:p><text:span text:style-name="T3">-</text:span></text:p>
          </table:table-cell>
          <table:table-cell table:style-name="Sheet0_cell3" office:value-type="string" calcext:value-type="string">
            <text:p><text:span text:style-name="T3">▶ Alexandre Leray</text:span></text:p>
            <text:p>▶ Stéphanie Vilayphiou</text:p>
          </table:table-cell>
        </table:table-row>
        <table:table-row table:style-name="ro1">
          <table:table-cell office:value-type="string" calcext:value-type="string">
            <text:p><text:span text:style-name="T1">Libre Graphics Research Unit</text:span></text:p>
          </table:table-cell>
          <table:table-cell office:value-type="string" calcext:value-type="string">
            <text:p><text:span text:style-name="T3">UNITÉ DE RECHERCHE (PLUS EN ACTIVITÉ)</text:span></text:p>
          </table:table-cell>
          <table:table-cell office:value-type="string" calcext:value-type="string">
            <text:p><text:span text:style-name="T3">-</text:span></text:p>
          </table:table-cell>
          <table:table-cell office:value-type="string" calcext:value-type="string">
            <text:p><text:a xlink:href="https://constantvzw.org/site/-Libre-Graphics-Research-Unit-.html?lang=en" xlink:type="simple">https://constantvzw.org/site/-Libre-Graphics-Research-Unit-.html?lang=en</text:a></text:p>
          </table:table-cell>
          <table:table-cell office:value-type="string" calcext:value-type="string">
            <text:p><text:span text:style-name="T3">-</text:span></text:p>
          </table:table-cell>
          <table:table-cell office:value-type="string" calcext:value-type="string">
            <text:p><text:span text:style-name="T3">-</text:span></text:p>
          </table:table-cell>
          <table:table-cell office:value-type="string" calcext:value-type="string">
            <text:p><text:span text:style-name="T3">-</text:span></text:p>
          </table:table-cell>
          <table:table-cell office:value-type="string" calcext:value-type="string">
            <text:p><text:span text:style-name="T3">-</text:span></text:p>
          </table:table-cell>
          <table:table-cell table:style-name="Sheet0_cell3" office:value-type="string" calcext:value-type="string">
            <text:p><text:span text:style-name="T3">L'unité de recherche Libre Graphics était un laboratoire itinérant où de nouvelles idées d'outils créatifs sont développées. Ses diverses activités vont de la pratique à la théorie en passant par l'écriture, les réunions de recherche, le prototypage expérimental, les conférences et les ateliers. L'unité de recherche était une initiative de quatre laboratoires européens actifs dans le domaine des logiciels libres et de la culture libre. Ce projet interdisciplinaire a impliqué des artistes, des designers et des programmeurs et a été développé en dialogue avec la communauté Libre Graphics.</text:span></text:p>
          </table:table-cell>
          <table:table-cell office:value-type="string" calcext:value-type="string">
            <text:p><text:span text:style-name="T3">-</text:span></text:p>
          </table:table-cell>
        </table:table-row>
        <table:table-row table:style-name="ro1">
          <table:table-cell office:value-type="string" calcext:value-type="string">
            <text:p><text:span text:style-name="T1">Hybrid Publishing Consortium</text:span></text:p>
          </table:table-cell>
          <table:table-cell office:value-type="string" calcext:value-type="string">
            <text:p><text:span text:style-name="T3">COLLECTIF </text:span></text:p>
          </table:table-cell>
          <table:table-cell office:value-type="string" calcext:value-type="string">
            <text:p><text:span text:style-name="T3">-</text:span></text:p>
          </table:table-cell>
          <table:table-cell office:value-type="string" calcext:value-type="string">
            <text:p><text:a xlink:href="https://consortium.github.io/Hybrid-Publishing-Consortium/" xlink:type="simple">https://consortium.github.io/Hybrid-Publishing-Consortium/</text:a></text:p>
          </table:table-cell>
          <table:table-cell table:style-name="Sheet0_cell3" office:value-type="string" calcext:value-type="string">
            <text:p><text:span text:style-name="T3"><text:a xlink:href="mailto:hpc-discussion@lists.hpg.io" xlink:type="simple">hpc-discussion@lists.hpg.io</text:a></text:span><text:span text:style-name="T3">.</text:span></text:p>
          </table:table-cell>
          <table:table-cell office:value-type="string" calcext:value-type="string">
            <text:p><text:a xlink:href="https://github.com/consortium" xlink:type="simple">https://github.com/consortium</text:a></text:p>
          </table:table-cell>
          <table:table-cell office:value-type="string" calcext:value-type="string">
            <text:p><text:span text:style-name="T3">-</text:span></text:p>
          </table:table-cell>
          <table:table-cell office:value-type="string" calcext:value-type="string">
            <text:p><text:span text:style-name="T3">-</text:span></text:p>
          </table:table-cell>
          <table:table-cell table:style-name="Sheet0_cell3" office:value-type="string" calcext:value-type="string">
            <text:p><text:span text:style-name="T3">La mission du consortium est d'aider les communautés de développeurs de logiciels à mettre en place des infrastructures de publication libres et gratuites.</text:span></text:p>
          </table:table-cell>
          <table:table-cell office:value-type="string" calcext:value-type="string">
            <text:p><text:span text:style-name="T3">-</text:span></text:p>
          </table:table-cell>
        </table:table-row>
        <table:table-row table:style-name="ro1">
          <table:table-cell office:value-type="string" calcext:value-type="string">
            <text:p><text:span text:style-name="T1">Fond de riz</text:span></text:p>
          </table:table-cell>
          <table:table-cell office:value-type="string" calcext:value-type="string">
            <text:p><text:span text:style-name="T3">FONDERIE</text:span></text:p>
          </table:table-cell>
          <table:table-cell office:value-type="string" calcext:value-type="string">
            <text:p><text:span text:style-name="T3">-</text:span></text:p>
          </table:table-cell>
          <table:table-cell office:value-type="string" calcext:value-type="string">
            <text:p><text:a xlink:href="https://fonderiz.fr/" xlink:type="simple">https://fonderiz.fr/</text:a></text:p>
          </table:table-cell>
          <table:table-cell office:value-type="string" calcext:value-type="string">
            <text:p><text:a xlink:href="mailto:contact@cedricrossignolbrunet.com" xlink:type="simple">contact@cedricrossignolbrunet.com</text:a></text:p>
          </table:table-cell>
          <table:table-cell office:value-type="string" calcext:value-type="string">
            <text:p><text:span text:style-name="T3">-</text:span></text:p>
          </table:table-cell>
          <table:table-cell table:style-name="Sheet0_cell3" office:value-type="string" calcext:value-type="string">
            <text:p><text:span text:style-name="T3">@fonderiz (INSTAGRAM)</text:span></text:p>
          </table:table-cell>
          <table:table-cell table:style-name="Sheet0_cell3" office:value-type="string" calcext:value-type="string">
            <text:p><text:a xlink:href="https://www.instagram.com/fonderiz/?hl=fr" xlink:type="simple">https://www.instagram.com/fonderiz/?hl=fr</text:a></text:p>
          </table:table-cell>
          <table:table-cell table:style-name="Sheet0_cell3" office:value-type="string" calcext:value-type="string">
            <text:p><text:span text:style-name="T3">L'unité de recherche Libre Graphics s'est posé la question suivante Quelles pratiques futures pouvons-nous imaginer et quels outils peuvent les rendre possibles ?</text:span></text:p>
          </table:table-cell>
          <table:table-cell table:style-name="Sheet0_cell3" office:value-type="string" calcext:value-type="string">
            <text:p><text:span text:style-name="T3">▶ Cédric Rossignol-Brunet</text:span></text:p>
            <text:p>▶ Justine Gagnaire</text:p>
            <text:p>▶ Marie Deloffre</text:p>
          </table:table-cell>
        </table:table-row>
        <table:table-row table:style-name="ro1">
          <table:table-cell office:value-type="string" calcext:value-type="string">
            <text:p><text:a xlink:href="https://constantvzw.org/site/-Libre-Graphics-Research-Unit-.html" xlink:type="simple">https://constantvzw.org/site/-Libre-Graphics-Research-Unit-.html</text:a></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row>
        <table:table-row table:style-name="ro1">
          <table:table-cell office:value-type="string" calcext:value-type="string">
            <text:p><text:span text:style-name="T1">Objet papier</text:span></text:p>
          </table:table-cell>
          <table:table-cell office:value-type="string" calcext:value-type="string">
            <text:p><text:a xlink:href="https://objetpapier.fr/" xlink:type="simple">https://objetpapier.fr/</text:a></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row>
        <table:table-row table:style-name="ro1">
          <table:table-cell office:value-type="string" calcext:value-type="string">
            <text:p><text:span text:style-name="T1">Éditions Burn aout </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row>
        <table:table-row table:style-name="ro1">
          <table:table-cell office:value-type="string" calcext:value-type="string">
            <text:p><text:span text:style-name="T1">Algo lit</text:span></text:p>
          </table:table-cell>
          <table:table-cell office:value-type="string" calcext:value-type="string">
            <text:p><text:a xlink:href="https://www.algolit.net/index.php?title=Main_Page" xlink:type="simple">https://www.algolit.net/index.php?title=Main_Page</text:a></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row>
        <table:table-row table:style-name="ro1">
          <table:table-cell office:value-type="string" calcext:value-type="string">
            <text:p><text:span text:style-name="T3">Studio Cascade</text:span></text:p>
          </table:table-cell>
          <table:table-cell office:value-type="string" calcext:value-type="string">
            <text:p><text:a xlink:href="https://studio-cascade.fr/" xlink:type="simple">https://studio-cascade.fr/</text:a></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row>
        <table:table-row table:style-name="ro1">
          <table:table-cell office:value-type="string" calcext:value-type="string">
            <text:p><text:span text:style-name="T3">CABBAGE THREE LABS</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row>
        <table:table-row table:style-name="ro1">
          <table:table-cell office:value-type="string" calcext:value-type="string">
            <text:p><text:span text:style-name="T3">Tilde club</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row>
        <table:table-row table:style-name="ro1">
          <table:table-cell office:value-type="string" calcext:value-type="string">
            <text:p><text:a xlink:href="https://www.design-research.be/by-womxn/" xlink:type="simple">BADASS LIBRE FONTS BY WOMXN</text:a></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row>
        <table:table-row table:style-name="ro1">
          <table:table-cell office:value-type="string" calcext:value-type="string">
            <text:p><text:span text:style-name="T3">DESIGN RESEARCH.BE</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cell office:value-type="string" calcext:value-type="string">
            <text:p><text:span text:style-name="T3">X</text:span></text:p>
          </table:table-cell>
        </table:table-row>
        <table:table-row table:style-name="ro1">
          <table:table-cell office:value-type="string" calcext:value-type="string">
            <text:p><text:span text:style-name="T4">Another collective space that i'm close to these days is </text:span><text:span text:style-name="T4"><text:a xlink:href="https://cc.vvvvvvaria.org/" xlink:type="simple">https://cc.vvvvvvaria.org</text:a></text:span><text:span text:style-name="T4">, a shared server for "creative crowds" publishing experiments, where we configure different collective environments for making publications, to think about how these environments shape publishing practices and vice versa. I'm currently taking time to unfold the many complex forms of inter-depending in the field of F/LOSS and collective design or publishing </text:span></text:p>
          </table:table-cell>
          <table:table-cell office:value-type="string" calcext:value-type="string">
            <text:p><text:span text:style-name="T3">Manetta</text:span></text:p>
          </table:table-cell>
          <table:table-cell table:number-columns-repeated="8"/>
        </table:table-row>
        <table:table-row table:style-name="ro1">
          <table:table-cell table:style-name="Sheet0_cell5"/>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HelveticaNeue" svg:font-family="HelveticaNeue"/>
    <style:font-face style:name="HelveticaNeue-Bold" svg:font-family="HelveticaNeue-Bold"/>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draw:stroke="none" svg:stroke-color="#3465a4" draw:fill-color="#ffffff" fo:wrap-option="wrap" draw:shadow="hidden"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54cm" fo:margin-bottom="2.54cm" fo:margin-left="2.54cm" fo:margin-right="2.54cm" style:writing-mode="lr-tb"/>
      <style:header-style/>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Standard" style:page-layout-name="Mpm3">
      <style:header/>
      <style:header-left style:display="false"/>
      <style:header-first style:display="false"/>
      <style:footer/>
      <style:footer-left style:display="false"/>
      <style:footer-first style:display="false"/>
    </style:master-page>
    <style:master-page style:name="EndNote" style:page-layout-name="Mpm3">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MacOSX_X86_64 LibreOffice_project/54047653041915e595ad4e45cccea684809c77b5</meta:generator>
    <meta:document-statistic meta:table-count="1" meta:cell-count="482" meta:object-count="0"/>
  </office:meta>
</office:document-meta>
</file>